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83in"/>
    </style:style>
    <style:style style:name="co2" style:family="table-column">
      <style:table-column-properties fo:break-before="auto" style:column-width="1.0484in"/>
    </style:style>
    <style:style style:name="co3" style:family="table-column">
      <style:table-column-properties fo:break-before="auto" style:column-width="0.7319in"/>
    </style:style>
    <style:style style:name="co9" style:family="table-column">
      <style:table-column-properties fo:break-before="auto" style:column-width="0.5898in"/>
    </style:style>
    <style:style style:name="co10" style:family="table-column">
      <style:table-column-properties fo:break-before="auto" style:column-width="4.5228in"/>
    </style:style>
    <style:style style:name="co7" style:family="table-column">
      <style:table-column-properties fo:break-before="auto" style:column-width="0.4366in"/>
    </style:style>
    <style:style style:name="co6" style:family="table-column">
      <style:table-column-properties fo:break-before="auto" style:column-width="0.4146in"/>
    </style:style>
    <style:style style:name="co8" style:family="table-column">
      <style:table-column-properties fo:break-before="auto" style:column-width="7.2646in"/>
    </style:style>
    <style:style style:name="co12" style:family="table-column">
      <style:table-column-properties fo:break-before="auto" style:column-width="0.9827in"/>
    </style:style>
    <style:style style:name="co13" style:family="table-column">
      <style:table-column-properties fo:break-before="auto" style:column-width="3.8453in"/>
    </style:style>
    <style:style style:name="co14" style:family="table-column">
      <style:table-column-properties fo:break-before="auto" style:column-width="0.4693in"/>
    </style:style>
    <style:style style:name="co15" style:family="table-column">
      <style:table-column-properties fo:break-before="auto" style:column-width="0.5681in"/>
    </style:style>
    <style:style style:name="co16" style:family="table-column">
      <style:table-column-properties fo:break-before="auto" style:column-width="4.872in"/>
    </style:style>
    <style:style style:name="co17" style:family="table-column">
      <style:table-column-properties fo:break-before="auto" style:column-width="5.4402in"/>
    </style:style>
    <style:style style:name="co18" style:family="table-column">
      <style:table-column-properties fo:break-before="auto" style:column-width="3.4299in"/>
    </style:style>
    <style:style style:name="co19" style:family="table-column">
      <style:table-column-properties fo:break-before="auto" style:column-width="1.5618in"/>
    </style:style>
    <style:style style:name="co20" style:family="table-column">
      <style:table-column-properties fo:break-before="auto" style:column-width="5.9756in"/>
    </style:style>
    <style:style style:name="co21" style:family="table-column">
      <style:table-column-properties fo:break-before="auto" style:column-width="5.0472in"/>
    </style:style>
    <style:style style:name="co22" style:family="table-column">
      <style:table-column-properties fo:break-before="auto" style:column-width="5.9209in"/>
    </style:style>
    <style:style style:name="co23" style:family="table-column">
      <style:table-column-properties fo:break-before="auto" style:column-width="2.5016in"/>
    </style:style>
    <style:style style:name="co24" style:family="table-column">
      <style:table-column-properties fo:break-before="auto" style:column-width="2.6543in"/>
    </style:style>
    <style:style style:name="ro1" style:family="table-row">
      <style:table-row-properties style:row-height="0.2071in" fo:break-before="auto" style:use-optimal-row-height="false"/>
    </style:style>
    <style:style style:name="ro4" style:family="table-row">
      <style:table-row-properties style:row-height="0.3937in" fo:break-before="auto" style:use-optimal-row-height="false"/>
    </style:style>
    <style:style style:name="ro3" style:family="table-row">
      <style:table-row-properties style:row-height="0.2693in" fo:break-before="auto" style:use-optimal-row-height="false"/>
    </style:style>
    <style:style style:name="ro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in"/>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fo:margin-left="0in"/>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in"/>
    </style:style>
    <style:style style:name="ce10" style:family="table-cell" style:parent-style-name="Default">
      <style:table-cell-properties fo:background-color="#c0c0c0"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in"/>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3744in" table:end-y="0.3339in" draw:z-index="0" draw:name="http://images2.wikia.nocookie.net/wowwiki/images/thumb/e/e7/Ability_rogue_ambush.png/32px-Ability_rogue_ambush.png" draw:style-name="gr1" draw:text-style-name="P1" svg:width="0.3346in" svg:height="0.3346in" svg:x="0.0398in" svg:y="0.3291in">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374in" table:end-y="0.3035in" draw:z-index="1" draw:name="http://images2.wikia.nocookie.net/wowwiki/images/thumb/d/d0/Ability_warrior_battleshout.png/32px-Ability_warrior_battleshout.png" draw:style-name="gr1" draw:text-style-name="P1" svg:width="0.3346in" svg:height="0.3346in" svg:x="0.0394in" svg:y="0.3614in">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3744in" table:end-y="0.2961in" draw:z-index="2" draw:name="http://images1.wikia.nocookie.net/wowwiki/images/thumb/9/91/Ability_warrior_charge.png/32px-Ability_warrior_charge.png" draw:style-name="gr1" draw:text-style-name="P1" svg:width="0.3346in" svg:height="0.3346in" svg:x="0.0398in" svg:y="0.3535in">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374in" table:end-y="0.3031in" draw:z-index="3" draw:name="http://images1.wikia.nocookie.net/wowwiki/images/thumb/3/3f/Ability_gouge.png/32px-Ability_gouge.png" draw:style-name="gr1" draw:text-style-name="P1" svg:width="0.3346in" svg:height="0.3346in" svg:x="0.0394in" svg:y="0.3606in">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1.1398in" svg:height="0.2346in" svg:x="8.1244in" svg:y="0.9972in" draw:caption-point-x="-0.2402in" draw:caption-point-y="0.5961in">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3744in" table:end-y="0.2953in" draw:z-index="4" draw:name="http://images1.wikia.nocookie.net/wowwiki/images/thumb/a/a6/Spell_nature_thunderclap.png/32px-Spell_nature_thunderclap.png" draw:style-name="gr1" draw:text-style-name="P1" svg:width="0.3346in" svg:height="0.3346in" svg:x="0.0398in" svg:y="0.3531in">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3744in" table:end-y="0.2953in" draw:z-index="5" draw:name="http://images2.wikia.nocookie.net/wowwiki/images/thumb/0/07/Ability_warrior_devastate.png/32px-Ability_warrior_devastate.png" draw:style-name="gr1" draw:text-style-name="P1" svg:width="0.3346in" svg:height="0.3346in" svg:x="0.0398in" svg:y="0.3528in">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3744in" table:end-y="0.2949in" draw:z-index="6" draw:name="http://images2.wikia.nocookie.net/wowwiki/images/thumb/9/9e/Ability_shockwave.png/32px-Ability_shockwave.png" draw:style-name="gr1" draw:text-style-name="P1" svg:width="0.3346in" svg:height="0.3346in" svg:x="0.0398in" svg:y="0.3528in">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3744in" table:end-y="0.2961in" draw:z-index="7" draw:name="http://images2.wikia.nocookie.net/wowwiki/images/thumb/1/1e/Ability_racial_bloodrage.png/32px-Ability_racial_bloodrage.png" draw:style-name="gr1" draw:text-style-name="P1" svg:width="0.3346in" svg:height="0.3346in" svg:x="0.0398in" svg:y="0.3535in">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3744in" table:end-y="0.3346in" draw:z-index="8" draw:name="http://images4.wikia.nocookie.net/wowwiki/images/thumb/4/4f/Ability_warrior_sunder.png/32px-Ability_warrior_sunder.png" draw:style-name="gr1" draw:text-style-name="P1" svg:width="0.3346in" svg:height="0.3346in" svg:x="0.0398in" svg:y="0in">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3744in" table:end-y="0.3346in" draw:z-index="9" draw:name="http://images3.wikia.nocookie.net/wowwiki/images/thumb/9/9a/Spell_nature_reincarnation.png/32px-Spell_nature_reincarnation.png" draw:style-name="gr1" draw:text-style-name="P1" svg:width="0.3346in" svg:height="0.3346in" svg:x="0.0398in" svg:y="0in">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1.1398in" svg:height="0.3902in" svg:x="7.6894in" svg:y="3.7433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3744in" table:end-y="0.3354in" draw:z-index="10" draw:name="http://images1.wikia.nocookie.net/wowwiki/images/thumb/e/e3/Ability_warrior_shieldbash.png/32px-Ability_warrior_shieldbash.png" draw:style-name="gr1" draw:text-style-name="P1" svg:width="0.3346in" svg:height="0.3346in" svg:x="0.0398in" svg:y="0.0008in">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1.1398in" svg:height="0.3902in" svg:x="7.6894in" svg:y="4.1354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3744in" table:end-y="0.3346in" draw:z-index="11" draw:name="http://images2.wikia.nocookie.net/wowwiki/images/thumb/9/93/Inv_sword_05.png/32px-Inv_sword_05.png" draw:style-name="gr1" draw:text-style-name="P1" svg:width="0.3346in" svg:height="0.3346in" svg:x="0.0398in" svg:y="0in">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3744in" table:end-y="0.3354in" draw:z-index="12" draw:name="http://images3.wikia.nocookie.net/wowwiki/images/thumb/e/e2/Ability_warrior_warcry.png/32px-Ability_warrior_warcry.png" draw:style-name="gr1" draw:text-style-name="P1" svg:width="0.3346in" svg:height="0.3346in" svg:x="0.0398in" svg:y="0.0008in">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3744in" table:end-y="0.374in" draw:z-index="13" draw:name="http://images1.wikia.nocookie.net/wowwiki/images/thumb/9/90/Ability_warrior_revenge.png/32px-Ability_warrior_revenge.png" draw:style-name="gr1" draw:text-style-name="P1" svg:width="0.3346in" svg:height="0.3346in" svg:x="0.0398in" svg:y="0.0394in">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3744in" table:end-y="0.374in" draw:z-index="14" draw:name="http://images3.wikia.nocookie.net/wowwiki/images/thumb/a/a2/Ability_warrior_punishingblow.png/32px-Ability_warrior_punishingblow.png" draw:style-name="gr1" draw:text-style-name="P1" svg:width="0.3346in" svg:height="0.3346in" svg:x="0.0398in" svg:y="0.0394in">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3744in" table:end-y="0.3748in" draw:z-index="15" draw:name="http://images2.wikia.nocookie.net/wowwiki/images/thumb/d/dd/Ability_defend.png/32px-Ability_defend.png" draw:style-name="gr1" draw:text-style-name="P1" svg:width="0.3346in" svg:height="0.3346in" svg:x="0.0398in" svg:y="0.0402in">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3744in" table:end-y="0.3744in" draw:z-index="16" draw:name="http://images1.wikia.nocookie.net/wowwiki/images/thumb/1/1f/Ability_warrior_disarm.png/32px-Ability_warrior_disarm.png" draw:style-name="gr1" draw:text-style-name="P1" svg:width="0.3346in" svg:height="0.3346in" svg:x="0.0398in" svg:y="0.0398in">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3744in" table:end-y="0.374in" draw:z-index="17" draw:name="http://images2.wikia.nocookie.net/wowwiki/images/thumb/e/e9/Ability_warrior_cleave.png/32px-Ability_warrior_cleave.png" draw:style-name="gr1" draw:text-style-name="P1" svg:width="0.3346in" svg:height="0.3346in" svg:x="0.0398in" svg:y="0.0394in">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3744in" table:end-y="0.3354in" draw:z-index="18" draw:name="http://images4.wikia.nocookie.net/wowwiki/images/thumb/a/a6/Ability_warrior_challange.png/32px-Ability_warrior_challange.png" draw:style-name="gr1" draw:text-style-name="P1" svg:width="0.3346in" svg:height="0.3346in" svg:x="0.0398in" svg:y="0.0008in">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3744in" table:end-y="0.3346in" draw:z-index="19" draw:name="http://images1.wikia.nocookie.net/wowwiki/images/thumb/6/6c/Spell_nature_enchantarmor.png/32px-Spell_nature_enchantarmor.png" draw:style-name="gr1" draw:text-style-name="P1" svg:width="0.3346in" svg:height="0.3346in" svg:x="0.0398in" svg:y="0in">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3744in" table:end-y="0.3354in" draw:z-index="20" draw:name="http://images3.wikia.nocookie.net/wowwiki/images/thumb/0/09/Ability_golemthunderclap.png/32px-Ability_golemthunderclap.png" draw:style-name="gr1" draw:text-style-name="P1" svg:width="0.3346in" svg:height="0.3346in" svg:x="0.0398in" svg:y="0.0008in">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3744in" table:end-y="0.3346in" draw:z-index="21" draw:name="http://images3.wikia.nocookie.net/wowwiki/images/thumb/5/51/Inv_sword_48.png/32px-Inv_sword_48.png" draw:style-name="gr1" draw:text-style-name="P1" svg:width="0.3346in" svg:height="0.3346in" svg:x="0.0398in" svg:y="0in">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3744in" table:end-y="0.3346in" draw:z-index="22" draw:name="http://images1.wikia.nocookie.net/wowwiki/images/thumb/a/ac/Ability_bullrush.png/32px-Ability_bullrush.png" draw:style-name="gr1" draw:text-style-name="P1" svg:width="0.3346in" svg:height="0.3346in" svg:x="0.0398in" svg:y="0in">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3744in" table:end-y="0.3354in" draw:z-index="23" draw:name="http://images2.wikia.nocookie.net/wowwiki/images/thumb/3/3d/Ability_warrior_shieldwall.png/32px-Ability_warrior_shieldwall.png" draw:style-name="gr1" draw:text-style-name="P1" svg:width="0.3346in" svg:height="0.3346in" svg:x="0.0398in" svg:y="0.0008in">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3744in" table:end-y="0.374in" draw:z-index="24" draw:name="http://images3.wikia.nocookie.net/wowwiki/images/thumb/f/f4/Ability_rogue_sprint.png/32px-Ability_rogue_sprint.png" draw:style-name="gr1" draw:text-style-name="P1" svg:width="0.3346in" svg:height="0.3346in" svg:x="0.0398in" svg:y="0.0394in">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3744in" table:end-y="0.3748in" draw:z-index="25" draw:name="http://images1.wikia.nocookie.net/wowwiki/images/thumb/8/88/Ability_warrior_decisivestrike.png/32px-Ability_warrior_decisivestrike.png" draw:style-name="gr1" draw:text-style-name="P1" svg:width="0.3346in" svg:height="0.3346in" svg:x="0.0398in" svg:y="0.0402in">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3744in" table:end-y="0.3748in" draw:z-index="26" draw:name="http://images3.wikia.nocookie.net/wowwiki/images/thumb/b/b5/Spell_nature_ancestralguardian.png/32px-Spell_nature_ancestralguardian.png" draw:style-name="gr1" draw:text-style-name="P1" svg:width="0.3346in" svg:height="0.3346in" svg:x="0.0398in" svg:y="0.0402in">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3744in" table:end-y="0.374in" draw:z-index="27" draw:name="http://images2.wikia.nocookie.net/wowwiki/images/thumb/6/62/Ability_whirlwind.png/32px-Ability_whirlwind.png" draw:style-name="gr1" draw:text-style-name="P1" svg:width="0.3346in" svg:height="0.3346in" svg:x="0.0398in" svg:y="0.0394in">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3744in" table:end-y="0.3748in" draw:z-index="28" draw:name="http://images4.wikia.nocookie.net/wowwiki/images/thumb/e/ef/Inv_gauntlets_04.png/32px-Inv_gauntlets_04.png" draw:style-name="gr1" draw:text-style-name="P1" svg:width="0.3346in" svg:height="0.3346in" svg:x="0.0398in" svg:y="0.0402in">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3744in" table:end-y="0.3744in" draw:z-index="29" draw:name="http://images2.wikia.nocookie.net/wowwiki/images/thumb/9/9b/Inv_shield_05.png/32px-Inv_shield_05.png" draw:style-name="gr1" draw:text-style-name="P1" svg:width="0.3346in" svg:height="0.3346in" svg:x="0.0398in" svg:y="0.0398in">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3744in" table:end-y="0.3748in" draw:z-index="30" draw:name="http://images2.wikia.nocookie.net/wowwiki/images/thumb/b/b4/Ability_criticalstrike.png/32px-Ability_criticalstrike.png" draw:style-name="gr1" draw:text-style-name="P1" svg:width="0.3346in" svg:height="0.3346in" svg:x="0.0398in" svg:y="0.0402in">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3744in" table:end-y="0.3748in" draw:z-index="31" draw:name="http://images1.wikia.nocookie.net/wowwiki/images/thumb/c/cd/Ability_warrior_shieldreflection.png/32px-Ability_warrior_shieldreflection.png" draw:style-name="gr1" draw:text-style-name="P1" svg:width="0.3346in" svg:height="0.3346in" svg:x="0.0398in" svg:y="0.0402in">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3744in" table:end-y="0.374in" draw:z-index="32" draw:name="http://images1.wikia.nocookie.net/wowwiki/images/thumb/4/41/Ability_warrior_rallyingcry.png/32px-Ability_warrior_rallyingcry.png" draw:style-name="gr1" draw:text-style-name="P1" svg:width="0.3346in" svg:height="0.3346in" svg:x="0.0398in" svg:y="0.0394in">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3744in" table:end-y="0.3748in" draw:z-index="33" draw:name="http://images3.wikia.nocookie.net/wowwiki/images/thumb/2/28/Ability_warrior_victoryrush.png/32px-Ability_warrior_victoryrush.png" draw:style-name="gr1" draw:text-style-name="P1" svg:width="0.3346in" svg:height="0.3346in" svg:x="0.0398in" svg:y="0.0402in">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3744in" table:end-y="0.3354in" draw:z-index="34" draw:name="http://images2.wikia.nocookie.net/wowwiki/images/thumb/5/5f/Ability_warrior_shatteringthrow.png/32px-Ability_warrior_shatteringthrow.png" draw:style-name="gr1" draw:text-style-name="P1" svg:width="0.3346in" svg:height="0.3346in" svg:x="0.0398in" svg:y="0.0008in">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3744in" table:end-y="0.3346in" draw:z-index="35" draw:name="http://images1.wikia.nocookie.net/wowwiki/images/thumb/6/65/Ability_warrior_focusedrage.png/32px-Ability_warrior_focusedrage.png" draw:style-name="gr1" draw:text-style-name="P1" svg:width="0.3346in" svg:height="0.3346in" svg:x="0.0398in" svg:y="0in">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3744in" table:end-y="0.3354in" draw:z-index="36" draw:name="http://images2.wikia.nocookie.net/wowwiki/images/thumb/1/11/Inv_axe_66.png/32px-Inv_axe_66.png" draw:style-name="gr1" draw:text-style-name="P1" svg:width="0.3346in" svg:height="0.3346in" svg:x="0.0398in" svg:y="0.0008in">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3724in" table:end-y="0.3331in" draw:z-index="37" draw:name="http://images3.wikia.nocookie.net/wowwiki/images/thumb/b/b5/Ability_rogue_slicedice.png/32px-Ability_rogue_slicedice.png" draw:style-name="gr1" draw:text-style-name="P1" svg:width="0.3331in" svg:height="0.3331in" svg:x="0.0394in" svg:y="0in">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3724in" table:end-y="0.3331in" draw:z-index="38" draw:name="http://images4.wikia.nocookie.net/wowwiki/images/thumb/e/e7/Ability_warrior_savageblow.png/32px-Ability_warrior_savageblow.png" draw:style-name="gr1" draw:text-style-name="P1" svg:width="0.3331in" svg:height="0.3331in" svg:x="0.0394in" svg:y="0in">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3724in" table:end-y="0.3331in" draw:z-index="39" draw:name="http://images3.wikia.nocookie.net/wowwiki/images/thumb/e/e8/Ability_warrior_bladestorm.png/32px-Ability_warrior_bladestorm.png" draw:style-name="gr1" draw:text-style-name="P1" svg:width="0.3331in" svg:height="0.3331in" svg:x="0.0394in" svg:y="0in">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3724in" table:end-y="0.3331in" draw:z-index="40" draw:name="http://images3.wikia.nocookie.net/wowwiki/images/thumb/2/22/Spell_shadow_deathscream.png/32px-Spell_shadow_deathscream.png" draw:style-name="gr1" draw:text-style-name="P1" svg:width="0.3331in" svg:height="0.3331in" svg:x="0.0394in" svg:y="0in">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3724in" table:end-y="0.3331in" draw:z-index="41" draw:name="http://images1.wikia.nocookie.net/wowwiki/images/thumb/6/6b/Spell_shadow_deathpact.png/32px-Spell_shadow_deathpact.png" draw:style-name="gr1" draw:text-style-name="P1" svg:width="0.3331in" svg:height="0.3331in" svg:x="0.0394in" svg:y="0in">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3724in" table:end-y="0.3331in" draw:z-index="42" draw:name="http://images4.wikia.nocookie.net/wowwiki/images/thumb/2/2a/Spell_nature_bloodlust.png/32px-Spell_nature_bloodlust.png" draw:style-name="gr1" draw:text-style-name="P1" svg:width="0.3331in" svg:height="0.3331in" svg:x="0.0394in" svg:y="0in">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3724in" table:end-y="0.3331in" draw:z-index="43" draw:name="http://images1.wikia.nocookie.net/wowwiki/images/thumb/5/58/Ability_heroicleap.png/32px-Ability_heroicleap.png" draw:style-name="gr1" draw:text-style-name="P1" svg:width="0.3331in" svg:height="0.3331in" svg:x="0.0394in" svg:y="0in">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3724in" table:end-y="0.3331in" draw:z-index="44" draw:name="http://images2.wikia.nocookie.net/wowwiki/images/thumb/6/68/Ability_warrior_rampage.png/32px-Ability_warrior_rampage.png" draw:style-name="gr1" draw:text-style-name="P1" svg:width="0.3331in" svg:height="0.3331in" svg:x="0.0394in" svg:y="0in">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3724in" table:end-y="0.3331in" draw:z-index="45" draw:name="http://images4.wikia.nocookie.net/wowwiki/images/thumb/b/b1/Ability_warrior_titansgrip.png/32px-Ability_warrior_titansgrip.png" draw:style-name="gr1" draw:text-style-name="P1" svg:width="0.3331in" svg:height="0.3331in" svg:x="0.0394in" svg:y="0in">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3335in" table:end-y="0.3331in" draw:z-index="46" draw:name="http://images1.wikia.nocookie.net/wowwiki/images/thumb/b/b0/Spell_holy_ashestoashes.png/32px-Spell_holy_ashestoashes.png" draw:style-name="gr1" draw:text-style-name="P1" svg:width="0.3331in" svg:height="0.3331in" svg:x="0.0004in" svg:y="0in">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3335in" table:end-y="0.3331in" draw:z-index="47" draw:name="http://images2.wikia.nocookie.net/wowwiki/images/thumb/6/6c/Ability_thunderbolt.png/32px-Ability_thunderbolt.png" draw:style-name="gr1" draw:text-style-name="P1" svg:width="0.3331in" svg:height="0.3331in" svg:x="0.0004in" svg:y="0in">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3335in" table:end-y="0.3331in" draw:z-index="48" draw:name="http://images1.wikia.nocookie.net/wowwiki/images/thumb/b/b5/Ability_warrior_vigilance.png/32px-Ability_warrior_vigilance.png" draw:style-name="gr1" draw:text-style-name="P1" svg:width="0.3331in" svg:height="0.3331in" svg:x="0.0004in" svg:y="0in">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3335in" table:end-y="0.3331in" draw:z-index="49" draw:name="http://images1.wikia.nocookie.net/wowwiki/images/thumb/e/e9/Inv_sword_11.png/32px-Inv_sword_11.png" draw:style-name="gr1" draw:text-style-name="P1" svg:width="0.3331in" svg:height="0.3331in" svg:x="0.0004in" svg:y="0in">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3335in" table:end-y="0.3331in" draw:z-index="50" draw:name="http://images2.wikia.nocookie.net/wowwiki/images/thumb/7/7d/Ability_warrior_shockwave.png/32px-Ability_warrior_shockwave.png" draw:style-name="gr1" draw:text-style-name="P1" svg:width="0.3331in" svg:height="0.3331in" svg:x="0.0004in" svg:y="0in">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3331in" table:end-y="0.3331in" draw:z-index="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3331in" table:end-y="0.3331in" draw:z-index="1" draw:name="http://images2.wikia.nocookie.net/wowwiki/images/thumb/3/37/Spell_nature_healingtouch.png/32px-Spell_nature_healingtouch.png" draw:style-name="gr1" draw:text-style-name="P1" svg:width="0.3331in" svg:height="0.3331in" svg:x="0in" svg:y="0in">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4" table:end-x="0.3331in" table:end-y="0.3331in" draw:z-index="2" draw:name="http://images2.wikia.nocookie.net/wowwiki/images/thumb/7/79/Spell_nature_regeneration.png/32px-Spell_nature_regeneration.png" draw:style-name="gr1" draw:text-style-name="P1" svg:width="0.3331in" svg:height="0.3331in" svg:x="0in" svg:y="0in">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3331in" table:end-y="0.3331in" draw:z-index="3" draw:name="http://images2.wikia.nocookie.net/wowwiki/images/thumb/a/ac/Spell_nature_rejuvenation.png/32px-Spell_nature_rejuvenation.png" draw:style-name="gr1" draw:text-style-name="P1" svg:width="0.3331in" svg:height="0.3331in" svg:x="0in" svg:y="0in">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6" table:end-x="0.3331in" table:end-y="0.3331in" draw:z-index="4"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3331in" table:end-y="0.3331in" draw:z-index="5" draw:name="http://images1.wikia.nocookie.net/wowwiki/images/thumb/c/cb/Spell_nature_thorns.png/32px-Spell_nature_thorns.png" draw:style-name="gr1" draw:text-style-name="P1" svg:width="0.3331in" svg:height="0.3331in" svg:x="0in" svg:y="0in">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3331in" table:end-y="0.3331in" draw:z-index="6" draw:name="http://images1.wikia.nocookie.net/wowwiki/images/thumb/e/ed/Spell_nature_stranglevines.png/32px-Spell_nature_stranglevines.png" draw:style-name="gr1" draw:text-style-name="P1" svg:width="0.3331in" svg:height="0.3331in" svg:x="0in" svg:y="0in">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3331in" table:end-y="0.3331in" draw:z-index="7" draw:name="http://images2.wikia.nocookie.net/wowwiki/images/thumb/3/3d/Spell_nature_natureswrath.png/32px-Spell_nature_natureswrath.png" draw:style-name="gr1" draw:text-style-name="P1" svg:width="0.3331in" svg:height="0.3331in" svg:x="0in" svg:y="0in">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3331in" table:end-y="0.3331in" draw:z-index="8" draw:name="http://images2.wikia.nocookie.net/wowwiki/images/thumb/7/73/Spell_arcane_teleportmoonglade.png/32px-Spell_arcane_teleportmoonglade.png" draw:style-name="gr1" draw:text-style-name="P1" svg:width="0.3331in" svg:height="0.3331in" svg:x="0in" svg:y="0in">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3331in" table:end-y="0.3331in" draw:z-index="9"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3331in" table:end-y="0.3331in" draw:z-index="10" draw:name="http://images4.wikia.nocookie.net/wowwiki/images/thumb/6/6e/Ability_druid_demoralizingroar.png/32px-Ability_druid_demoralizingroar.png" draw:style-name="gr1" draw:text-style-name="P1" svg:width="0.3331in" svg:height="0.3331in" svg:x="0in" svg:y="0in">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3331in" table:end-y="0.3331in" draw:z-index="11"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3331in" table:end-y="0.3331in" draw:z-index="12" draw:name="http://images2.wikia.nocookie.net/wowwiki/images/thumb/c/cd/Ability_druid_maul.png/32px-Ability_druid_maul.png" draw:style-name="gr1" draw:text-style-name="P1" svg:width="0.3331in" svg:height="0.3331in" svg:x="0in" svg:y="0in">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3331in" table:end-y="0.3331in" draw:z-index="13" draw:name="http://images4.wikia.nocookie.net/wowwiki/images/thumb/e/e7/Spell_nature_resistnature.png/32px-Spell_nature_resistnature.png" draw:style-name="gr1" draw:text-style-name="P1" svg:width="0.3331in" svg:height="0.3331in" svg:x="0in" svg:y="0in">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16" table:end-x="0.3331in" table:end-y="0.3331in" draw:z-index="14" draw:name="http://images2.wikia.nocookie.net/wowwiki/images/thumb/d/d2/Ability_druid_enrage.png/32px-Ability_druid_enrage.png" draw:style-name="gr1" draw:text-style-name="P1" svg:width="0.3331in" svg:height="0.3331in" svg:x="0in" svg:y="0in">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3331in" table:end-y="0.3331in" draw:z-index="15" draw:name="http://images1.wikia.nocookie.net/wowwiki/images/thumb/b/b8/Ability_druid_lunarguidance.png/32px-Ability_druid_lunarguidance.png" draw:style-name="gr1" draw:text-style-name="P1" svg:width="0.3331in" svg:height="0.3331in" svg:x="0in" svg:y="0in">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3331in" table:end-y="0.3331in" draw:z-index="16" draw:name="http://images1.wikia.nocookie.net/wowwiki/images/thumb/e/e1/Ability_druid_bash.png/32px-Ability_druid_bash.png" draw:style-name="gr1" draw:text-style-name="P1" svg:width="0.3331in" svg:height="0.3331in" svg:x="0in" svg:y="0in">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3331in" table:end-y="0.3331in" draw:z-index="17" draw:name="http://images3.wikia.nocookie.net/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3331in" table:end-y="0.3331in" draw:z-index="18" draw:name="http://images2.wikia.nocookie.net/wowwiki/images/thumb/4/4a/Ability_druid_aquaticform.png/32px-Ability_druid_aquaticform.png" draw:style-name="gr1" draw:text-style-name="P1" svg:width="0.3331in" svg:height="0.3331in" svg:x="0in" svg:y="0in">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3331in" table:end-y="0.3331in" draw:z-index="19" draw:name="http://images2.wikia.nocookie.net/wowwiki/images/thumb/7/71/Ability_druid_travelform.png/32px-Ability_druid_travelform.png" draw:style-name="gr1" draw:text-style-name="P1" svg:width="0.3331in" svg:height="0.3331in" svg:x="0in" svg:y="0in">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3331in" table:end-y="0.3331in" draw:z-index="20"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3331in" table:end-y="0.3331in" draw:z-index="21"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3331in" table:end-y="0.3331in" draw:z-index="22"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3331in" table:end-y="0.3331in" draw:z-index="23" draw:name="http://images2.wikia.nocookie.net/wowwiki/images/thumb/f/f9/Spell_nature_sleep.png/32px-Spell_nature_sleep.png" draw:style-name="gr1" draw:text-style-name="P1" svg:width="0.3331in" svg:height="0.3331in" svg:x="0in" svg:y="0in">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3331in" table:end-y="0.3331in" draw:z-index="24" draw:name="http://images3.wikia.nocookie.net/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3331in" table:end-y="0.3331in" draw:z-index="25" draw:name="http://images4.wikia.nocookie.net/wowwiki/images/thumb/4/48/Ability_druid_catform.png/32px-Ability_druid_catform.png" draw:style-name="gr1" draw:text-style-name="P1" svg:width="0.3331in" svg:height="0.3331in" svg:x="0in" svg:y="0in">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3331in" table:end-y="0.3331in" draw:z-index="26" draw:name="http://images3.wikia.nocookie.net/wowwiki/images/thumb/5/52/Spell_arcane_starfire.png/32px-Spell_arcane_starfire.png" draw:style-name="gr1" draw:text-style-name="P1" svg:width="0.3331in" svg:height="0.3331in" svg:x="0in" svg:y="0in">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3331in" table:end-y="0.3331in" draw:z-index="27" draw:name="http://images2.wikia.nocookie.net/wowwiki/images/thumb/e/e4/Ability_druid_rake.png/32px-Ability_druid_rake.png" draw:style-name="gr1" draw:text-style-name="P1" svg:width="0.3331in" svg:height="0.3331in" svg:x="0in" svg:y="0in">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3331in" table:end-y="0.3331in" draw:z-index="28" draw:name="http://images3.wikia.nocookie.net/wowwiki/images/thumb/2/27/Ability_ambush.png/32px-Ability_ambush.png" draw:style-name="gr1" draw:text-style-name="P1" svg:width="0.3331in" svg:height="0.3331in" svg:x="0in" svg:y="0in">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3331in" table:end-y="0.3331in" draw:z-index="29" draw:name="http://images4.wikia.nocookie.net/wowwiki/images/thumb/4/43/Ability_ghoulfrenzy.png/32px-Ability_ghoulfrenzy.png" draw:style-name="gr1" draw:text-style-name="P1" svg:width="0.3331in" svg:height="0.3331in" svg:x="0in" svg:y="0in">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3331in" table:end-y="0.3331in" draw:z-index="30" draw:name="http://images4.wikia.nocookie.net/wowwiki/images/thumb/0/04/Inv_misc_monsterfang_01.png/32px-Inv_misc_monsterfang_01.png" draw:style-name="gr1" draw:text-style-name="P1" svg:width="0.3331in" svg:height="0.3331in" svg:x="0in" svg:y="0in">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3331in" table:end-y="0.3331in" draw:z-index="3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3331in" table:end-y="0.3331in" draw:z-index="32" draw:name="http://images4.wikia.nocookie.net/wowwiki/images/thumb/0/0e/Spell_holy_removecurse.png/32px-Spell_holy_removecurse.png" draw:style-name="gr1" draw:text-style-name="P1" svg:width="0.3331in" svg:height="0.3331in" svg:x="0in" svg:y="0in">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3331in" table:end-y="0.3331in" draw:z-index="33" draw:name="http://images4.wikia.nocookie.net/wowwiki/images/thumb/8/8a/Ability_druid_disembowel.png/32px-Ability_druid_disembowel.png" draw:style-name="gr1" draw:text-style-name="P1" svg:width="0.3331in" svg:height="0.3331in" svg:x="0in" svg:y="0in">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3331in" table:end-y="0.3331in" draw:z-index="34"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3331in" table:end-y="0.3331in" draw:z-index="35" draw:name="http://images3.wikia.nocookie.net/wowwiki/images/thumb/c/c2/Spell_nature_nullifypoison_02.png/32px-Spell_nature_nullifypoison_02.png" draw:style-name="gr1" draw:text-style-name="P1" svg:width="0.3331in" svg:height="0.3331in" svg:x="0in" svg:y="0in">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3331in" table:end-y="0.3331in" draw:z-index="36" draw:name="http://images4.wikia.nocookie.net/wowwiki/images/thumb/3/3b/Ability_druid_dash.png/32px-Ability_druid_dash.png" draw:style-name="gr1" draw:text-style-name="P1" svg:width="0.3331in" svg:height="0.3331in" svg:x="0in" svg:y="0in">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3331in" table:end-y="0.3331in" draw:z-index="37" draw:name="http://images1.wikia.nocookie.net/wowwiki/images/thumb/6/6f/Ability_druid_challangingroar.png/32px-Ability_druid_challangingroar.png" draw:style-name="gr1" draw:text-style-name="P1" svg:width="0.3331in" svg:height="0.3331in" svg:x="0in" svg:y="0in">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3331in" table:end-y="0.3331in" draw:z-index="3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3331in" table:end-y="0.3331in" draw:z-index="39" draw:name="http://images2.wikia.nocookie.net/wowwiki/images/thumb/e/ee/Spell_nature_tranquility.png/32px-Spell_nature_tranquility.png" draw:style-name="gr1" draw:text-style-name="P1" svg:width="0.3331in" svg:height="0.3331in" svg:x="0in" svg:y="0in">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3331in" table:end-y="0.3331in" draw:z-index="40"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3331in" table:end-y="0.3331in" draw:z-index="41" draw:name="http://images4.wikia.nocookie.net/wowwiki/images/thumb/4/4d/Ability_druid_ravage.png/32px-Ability_druid_ravage.png" draw:style-name="gr1" draw:text-style-name="P1" svg:width="0.3331in" svg:height="0.3331in" svg:x="0in" svg:y="0in">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3331in" table:end-y="0.3331in" draw:z-index="42"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3331in" table:end-y="0.3331in" draw:z-index="43" draw:name="http://images1.wikia.nocookie.net/wowwiki/images/thumb/a/ac/Ability_bullrush.png/32px-Ability_bullrush.png" draw:style-name="gr1" draw:text-style-name="P1" svg:width="0.3331in" svg:height="0.3331in" svg:x="0in" svg:y="0in">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3331in" table:end-y="0.3331in" draw:z-index="44" draw:name="http://images1.wikia.nocookie.net/wowwiki/images/thumb/8/89/Ability_druid_supriseattack.png/32px-Ability_druid_supriseattack.png" draw:style-name="gr1" draw:text-style-name="P1" svg:width="0.3331in" svg:height="0.3331in" svg:x="0in" svg:y="0in">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3331in" table:end-y="0.3331in" draw:z-index="45" draw:name="http://images2.wikia.nocookie.net/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3331in" table:end-y="0.3331in" draw:z-index="46"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3331in" table:end-y="0.3331in" draw:z-index="47" draw:name="http://images2.wikia.nocookie.net/wowwiki/images/thumb/2/2f/Ability_racial_cannibalize.png/32px-Ability_racial_cannibalize.png" draw:style-name="gr1" draw:text-style-name="P1" svg:width="0.3331in" svg:height="0.3331in" svg:x="0in" svg:y="0in">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3331in" table:end-y="0.3331in" draw:z-index="48" draw:name="http://images2.wikia.nocookie.net/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3331in" table:end-y="0.3331in" draw:z-index="49"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3331in" table:end-y="0.3331in" draw:z-index="50" draw:name="http://images2.wikia.nocookie.net/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3331in" table:end-y="0.3331in" draw:z-index="51" draw:name="http://images2.wikia.nocookie.net/wowwiki/images/thumb/b/be/Spell_nature_giftofthewild.png/32px-Spell_nature_giftofthewild.png" draw:style-name="gr1" draw:text-style-name="P1" svg:width="0.3331in" svg:height="0.3331in" svg:x="0in" svg:y="0in">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3331in" table:end-y="0.3331in" draw:z-index="52"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3331in" table:end-y="0.3331in" draw:z-index="53" draw:name="http://images2.wikia.nocookie.net/wowwiki/images/thumb/9/92/Ability_druid_mangle.png/32px-Ability_druid_mangle.png" draw:style-name="gr1" draw:text-style-name="P1" svg:width="0.3331in" svg:height="0.3331in" svg:x="0in" svg:y="0in">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3331in" table:end-y="0.3331in" draw:z-index="54" draw:name="http://images3.wikia.nocookie.net/wowwiki/images/thumb/b/bb/Inv_misc_herb_felblossom.png/32px-Inv_misc_herb_felblossom.png" draw:style-name="gr1" draw:text-style-name="P1" svg:width="0.3331in" svg:height="0.3331in" svg:x="0in" svg:y="0in">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3331in" table:end-y="0.3331in" draw:z-index="55" draw:name="http://images3.wikia.nocookie.net/wowwiki/images/thumb/e/e0/Ability_druid_lacerate.png/32px-Ability_druid_lacerate.png" draw:style-name="gr1" draw:text-style-name="P1" svg:width="0.3331in" svg:height="0.3331in" svg:x="0in" svg:y="0in">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3331in" table:end-y="0.3331in" draw:z-index="56"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3331in" table:end-y="0.3331in" draw:z-index="57" draw:name="http://images4.wikia.nocookie.net/wowwiki/images/thumb/9/9a/Spell_nature_earthbind.png/32px-Spell_nature_earthbind.png" draw:style-name="gr1" draw:text-style-name="P1" svg:width="0.3331in" svg:height="0.3331in" svg:x="0in" svg:y="0in">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3331in" table:end-y="0.3331in" draw:z-index="58"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3331in" table:end-y="0.3331in" draw:z-index="59" draw:name="http://images2.wikia.nocookie.net/wowwiki/images/thumb/6/69/Ability_druid_skinteeth.png/32px-Ability_druid_skinteeth.png" draw:style-name="gr1" draw:text-style-name="P1" svg:width="0.3331in" svg:height="0.3331in" svg:x="0in" svg:y="0in">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3331in" table:end-y="0.3331in" draw:z-index="60" draw:name="http://images2.wikia.nocookie.net/wowwiki/images/thumb/a/a2/Ability_druid_nourish.png/32px-Ability_druid_nourish.png" draw:style-name="gr1" draw:text-style-name="P1" svg:width="0.3331in" svg:height="0.3331in" svg:x="0in" svg:y="0in">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3331in" table:end-y="0.3331in" draw:z-index="61" draw:name="http://images1.wikia.nocookie.net/wowwiki/images/thumb/e/ea/Ability_druid_tigersroar.png/32px-Ability_druid_tigersroar.png" draw:style-name="gr1" draw:text-style-name="P1" svg:width="0.3331in" svg:height="0.3331in" svg:x="0in" svg:y="0in">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3331in" table:end-y="0.3331in" draw:z-index="62" draw:name="http://images3.wikia.nocookie.net/wowwiki/images/thumb/1/11/Ability_hunter_pet_bear.png/32px-Ability_hunter_pet_bear.png" draw:style-name="gr1" draw:text-style-name="P1" svg:width="0.3331in" svg:height="0.3331in" svg:x="0in" svg:y="0in">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3331in" table:end-y="0.3331in" draw:z-index="63" draw:name="http://images3.wikia.nocookie.net/wowwiki/images/thumb/4/4c/Spell_druid_feralchargecat.png/32px-Spell_druid_feralchargecat.png" draw:style-name="gr1" draw:text-style-name="P1" svg:width="0.3331in" svg:height="0.3331in" svg:x="0in" svg:y="0in">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3331in" table:end-y="0.3331in" draw:z-index="64" draw:name="http://images2.wikia.nocookie.net/wowwiki/images/thumb/0/0c/Ability_druid_mangle2.png/32px-Ability_druid_mangle2.png" draw:style-name="gr1" draw:text-style-name="P1" svg:width="0.3331in" svg:height="0.3331in" svg:x="0in" svg:y="0in">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3331in" table:end-y="0.3331in" draw:z-index="65" draw:name="http://images2.wikia.nocookie.net/wowwiki/images/thumb/5/5a/Ability_druid_berserk.png/32px-Ability_druid_berserk.png" draw:style-name="gr1" draw:text-style-name="P1" svg:width="0.3331in" svg:height="0.3331in" svg:x="0in" svg:y="0in">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3331in" table:end-y="0.3331in" draw:z-index="66" draw:name="http://images3.wikia.nocookie.net/wowwiki/images/thumb/5/58/Spell_nature_insectswarm.png/32px-Spell_nature_insectswarm.png" draw:style-name="gr1" draw:text-style-name="P1" svg:width="0.3331in" svg:height="0.3331in" svg:x="0in" svg:y="0in">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3331in" table:end-y="0.3331in" draw:z-index="67" draw:name="http://images4.wikia.nocookie.net/wowwiki/images/thumb/f/f5/Spell_nature_forceofnature.png/32px-Spell_nature_forceofnature.png" draw:style-name="gr1" draw:text-style-name="P1" svg:width="0.3331in" svg:height="0.3331in" svg:x="0in" svg:y="0in">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3331in" table:end-y="0.3331in" draw:z-index="68" draw:name="http://images2.wikia.nocookie.net/wowwiki/images/thumb/6/65/Ability_druid_typhoon.png/32px-Ability_druid_typhoon.png" draw:style-name="gr1" draw:text-style-name="P1" svg:width="0.3331in" svg:height="0.3331in" svg:x="0in" svg:y="0in">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3331in" table:end-y="0.3331in" draw:z-index="69" draw:name="http://images4.wikia.nocookie.net/wowwiki/images/thumb/7/7e/Ability_druid_forceofnature.png/32px-Ability_druid_forceofnature.png" draw:style-name="gr1" draw:text-style-name="P1" svg:width="0.3331in" svg:height="0.3331in" svg:x="0in" svg:y="0in">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3331in" table:end-y="0.3331in" draw:z-index="70" draw:name="http://images2.wikia.nocookie.net/wowwiki/images/thumb/3/33/Ability_druid_starfall.png/32px-Ability_druid_starfall.png" draw:style-name="gr1" draw:text-style-name="P1" svg:width="0.3331in" svg:height="0.3331in" svg:x="0in" svg:y="0in">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3331in" table:end-y="0.3331in" draw:z-index="71"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3331in" table:end-y="0.3331in" draw:z-index="72" draw:name="http://images4.wikia.nocookie.net/wowwiki/images/thumb/8/86/Inv_relics_idolofrejuvenation.png/32px-Inv_relics_idolofrejuvenation.png" draw:style-name="gr1" draw:text-style-name="P1" svg:width="0.3331in" svg:height="0.3331in" svg:x="0in" svg:y="0in">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3331in" table:end-y="0.3331in" draw:z-index="73" draw:name="http://images3.wikia.nocookie.net/wowwiki/images/thumb/4/48/Ability_druid_treeoflife.png/32px-Ability_druid_treeoflife.png" draw:style-name="gr1" draw:text-style-name="P1" svg:width="0.3331in" svg:height="0.3331in" svg:x="0in" svg:y="0in">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3331in" table:end-y="0.3331in" draw:z-index="74" draw:name="http://images1.wikia.nocookie.net/wowwiki/images/thumb/6/6a/Ability_druid_flourish.png/32px-Ability_druid_flourish.png" draw:style-name="gr1" draw:text-style-name="P1" svg:width="0.3331in" svg:height="0.3331in" svg:x="0in" svg:y="0in">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3331in" table:end-y="0.3331in" draw:z-index="0" draw:name="http://images2.wikia.nocookie.net/wowwiki/images/thumb/9/93/Spell_fire_flamebolt.png/32px-Spell_fire_flamebolt.png" draw:style-name="gr1" draw:text-style-name="P1" svg:width="0.3331in" svg:height="0.3331in" svg:x="0in" svg:y="0in">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3331in" table:end-y="0.3331in" draw:z-index="1"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3331in" table:end-y="0.3331in" draw:z-index="2" draw:name="http://images2.wikia.nocookie.net/wowwiki/images/thumb/d/d2/Spell_holy_magicalsentry.png/32px-Spell_holy_magicalsentry.png" draw:style-name="gr1" draw:text-style-name="P1" svg:width="0.3331in" svg:height="0.3331in" svg:x="0in" svg:y="0in">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3331in" table:end-y="0.3331in" draw:z-index="3" draw:name="http://images1.wikia.nocookie.net/wowwiki/images/thumb/b/b8/Inv_drink_06.png/32px-Inv_drink_06.png" draw:style-name="gr1" draw:text-style-name="P1" svg:width="0.3331in" svg:height="0.3331in" svg:x="0in" svg:y="0in">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3331in" table:end-y="0.3331in" draw:z-index="4" draw:name="http://images2.wikia.nocookie.net/wowwiki/images/thumb/1/1e/Spell_frost_frostbolt02.png/32px-Spell_frost_frostbolt02.png" draw:style-name="gr1" draw:text-style-name="P1" svg:width="0.3331in" svg:height="0.3331in" svg:x="0in" svg:y="0in">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3331in" table:end-y="0.3331in" draw:z-index="5" draw:name="http://images2.wikia.nocookie.net/wowwiki/images/thumb/9/99/Inv_misc_food_10.png/32px-Inv_misc_food_10.png" draw:style-name="gr1" draw:text-style-name="P1" svg:width="0.3331in" svg:height="0.3331in" svg:x="0in" svg:y="0in">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3331in" table:end-y="0.3331in" draw:z-index="6" draw:name="http://images4.wikia.nocookie.net/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3331in" table:end-y="0.3331in" draw:z-index="7"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3331in" table:end-y="0.3331in" draw:z-index="8" draw:name="http://images2.wikia.nocookie.net/wowwiki/images/thumb/d/de/Spell_nature_polymorph.png/32px-Spell_nature_polymorph.png" draw:style-name="gr1" draw:text-style-name="P1" svg:width="0.3331in" svg:height="0.3331in" svg:x="0in" svg:y="0in">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3331in" table:end-y="0.3331in" draw:z-index="9" draw:name="http://images1.wikia.nocookie.net/wowwiki/images/thumb/b/ba/Spell_frost_frostnova.png/32px-Spell_frost_frostnova.png" draw:style-name="gr1" draw:text-style-name="P1" svg:width="0.3331in" svg:height="0.3331in" svg:x="0in" svg:y="0in">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3331in" table:end-y="0.3331in" draw:z-index="1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3331in" table:end-y="0.3331in" draw:z-index="11" draw:name="http://images3.wikia.nocookie.net/wowwiki/images/thumb/d/d9/Spell_magic_featherfall.png/32px-Spell_magic_featherfall.png" draw:style-name="gr1" draw:text-style-name="P1" svg:width="0.3331in" svg:height="0.3331in" svg:x="0in" svg:y="0in">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3331in" table:end-y="0.3331in" draw:z-index="12" draw:name="http://images3.wikia.nocookie.net/wowwiki/images/thumb/4/48/Spell_nature_wispsplode.png/32px-Spell_nature_wispsplode.png" draw:style-name="gr1" draw:text-style-name="P1" svg:width="0.3331in" svg:height="0.3331in" svg:x="0in" svg:y="0in">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3331in" table:end-y="0.3331in" draw:z-index="13"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3331in" table:end-y="0.3331in" draw:z-index="14"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3331in" table:end-y="0.3331in" draw:z-index="15" draw:name="http://images1.wikia.nocookie.net/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3331in" table:end-y="0.3331in" draw:z-index="16"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3331in" table:end-y="0.3331in" draw:z-index="17" draw:name="http://images4.wikia.nocookie.net/wowwiki/images/thumb/4/48/Spell_frost_icestorm.png/32px-Spell_frost_icestorm.png" draw:style-name="gr1" draw:text-style-name="P1" svg:width="0.3331in" svg:height="0.3331in" svg:x="0in" svg:y="0in">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3331in" table:end-y="0.3331in" draw:z-index="18" draw:name="http://images2.wikia.nocookie.net/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3331in" table:end-y="0.3331in" draw:z-index="19" draw:name="http://images2.wikia.nocookie.net/wowwiki/images/thumb/b/b7/Spell_fire_firearmor.png/32px-Spell_fire_firearmor.png" draw:style-name="gr1" draw:text-style-name="P1" svg:width="0.3331in" svg:height="0.3331in" svg:x="0in" svg:y="0in">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3331in" table:end-y="0.3331in" draw:z-index="20" draw:name="http://images3.wikia.nocookie.net/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3331in" table:end-y="0.3331in" draw:z-index="21" draw:name="http://images3.wikia.nocookie.net/wowwiki/images/thumb/0/0a/Spell_arcane_teleportdalaran.png/32px-Spell_arcane_teleportdalaran.png" draw:style-name="gr1" draw:text-style-name="P1" svg:width="0.3331in" svg:height="0.3331in" svg:x="0in" svg:y="0in">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3331in" table:end-y="0.3331in" draw:z-index="22" draw:name="http://images4.wikia.nocookie.net/wowwiki/images/thumb/3/36/Spell_frost_frostward.png/32px-Spell_frost_frostward.png" draw:style-name="gr1" draw:text-style-name="P1" svg:width="0.3331in" svg:height="0.3331in" svg:x="0in" svg:y="0in">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3331in" table:end-y="0.3331in" draw:z-index="23" draw:name="http://images4.wikia.nocookie.net/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3331in" table:end-y="0.3331in" draw:z-index="24" draw:name="http://images2.wikia.nocookie.net/wowwiki/images/thumb/8/88/Spell_frost_iceshock.png/32px-Spell_frost_iceshock.png" draw:style-name="gr1" draw:text-style-name="P1" svg:width="0.3331in" svg:height="0.3331in" svg:x="0in" svg:y="0in">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3331in" table:end-y="0.3331in" draw:z-index="25" draw:name="http://images1.wikia.nocookie.net/wowwiki/images/thumb/3/32/Spell_frost_glacier.png/32px-Spell_frost_glacier.png" draw:style-name="gr1" draw:text-style-name="P1" svg:width="0.3331in" svg:height="0.3331in" svg:x="0in" svg:y="0in">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3331in" table:end-y="0.3331in" draw:z-index="26" draw:name="http://images1.wikia.nocookie.net/wowwiki/images/thumb/e/e0/Inv_misc_gem_stone_01.png/32px-Inv_misc_gem_stone_01.png" draw:style-name="gr1" draw:text-style-name="P1" svg:width="0.3331in" svg:height="0.3331in" svg:x="0in" svg:y="0in">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3331in" table:end-y="0.3331in" draw:z-index="27"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3331in" table:end-y="0.3331in" draw:z-index="28" draw:name="http://images1.wikia.nocookie.net/wowwiki/images/thumb/c/c0/Spell_frost_frost.png/32px-Spell_frost_frost.png" draw:style-name="gr1" draw:text-style-name="P1" svg:width="0.3331in" svg:height="0.3331in" svg:x="0in" svg:y="0in">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3331in" table:end-y="0.3331in" draw:z-index="29" draw:name="http://images2.wikia.nocookie.net/wowwiki/images/thumb/a/a8/Spell_magearmor.png/32px-Spell_magearmor.png" draw:style-name="gr1" draw:text-style-name="P1" svg:width="0.3331in" svg:height="0.3331in" svg:x="0in" svg:y="0in">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3331in" table:end-y="0.3331in" draw:z-index="30" draw:name="http://images3.wikia.nocookie.net/wowwiki/images/thumb/c/c6/Spell_arcane_portalshattrath.png/32px-Spell_arcane_portalshattrath.png" draw:style-name="gr1" draw:text-style-name="P1" svg:width="0.3331in" svg:height="0.3331in" svg:x="0in" svg:y="0in">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3331in" table:end-y="0.3331in" draw:z-index="31" draw:name="http://images3.wikia.nocookie.net/wowwiki/images/thumb/1/10/Spell_holy_arcaneintellect.png/32px-Spell_holy_arcaneintellect.png" draw:style-name="gr1" draw:text-style-name="P1" svg:width="0.3331in" svg:height="0.3331in" svg:x="0in" svg:y="0in">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3331in" table:end-y="0.3331in" draw:z-index="32" draw:name="http://images1.wikia.nocookie.net/wowwiki/images/thumb/d/d6/Ability_mage_moltenarmor.png/32px-Ability_mage_moltenarmor.png" draw:style-name="gr1" draw:text-style-name="P1" svg:width="0.3331in" svg:height="0.3331in" svg:x="0in" svg:y="0in">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3331in" table:end-y="0.3331in" draw:z-index="33" draw:name="http://images2.wikia.nocookie.net/wowwiki/images/thumb/8/80/Spell_arcane_blast.png/32px-Spell_arcane_blast.png" draw:style-name="gr1" draw:text-style-name="P1" svg:width="0.3331in" svg:height="0.3331in" svg:x="0in" svg:y="0in">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3331in" table:end-y="0.3331in" draw:z-index="34" draw:name="http://images2.wikia.nocookie.net/wowwiki/images/thumb/3/32/Spell_frost_frostblast.png/32px-Spell_frost_frostblast.png" draw:style-name="gr1" draw:text-style-name="P1" svg:width="0.3331in" svg:height="0.3331in" svg:x="0in" svg:y="0in">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3331in" table:end-y="0.3331in" draw:z-index="35" draw:name="http://images1.wikia.nocookie.net/wowwiki/images/thumb/d/d7/Ability_mage_invisibility.png/32px-Ability_mage_invisibility.png" draw:style-name="gr1" draw:text-style-name="P1" svg:width="0.3331in" svg:height="0.3331in" svg:x="0in" svg:y="0in">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3331in" table:end-y="0.3331in" draw:z-index="36"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3331in" table:end-y="0.3331in" draw:z-index="37" draw:name="http://images3.wikia.nocookie.net/wowwiki/images/thumb/a/a8/Spell_arcane_arcane02.png/32px-Spell_arcane_arcane02.png" draw:style-name="gr1" draw:text-style-name="P1" svg:width="0.3331in" svg:height="0.3331in" svg:x="0in" svg:y="0in">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3331in" table:end-y="0.3331in" draw:z-index="38" draw:name="http://images4.wikia.nocookie.net/wowwiki/images/thumb/8/81/Ability_mage_conjurefoodrank9.png/32px-Ability_mage_conjurefoodrank9.png" draw:style-name="gr1" draw:text-style-name="P1" svg:width="0.3331in" svg:height="0.3331in" svg:x="0in" svg:y="0in">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3331in" table:end-y="0.3331in" draw:z-index="39" draw:name="http://images2.wikia.nocookie.net/wowwiki/images/thumb/d/d9/Ability_mage_frostfirebolt.png/32px-Ability_mage_frostfirebolt.png" draw:style-name="gr1" draw:text-style-name="P1" svg:width="0.3331in" svg:height="0.3331in" svg:x="0in" svg:y="0in">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3331in" table:end-y="0.3331in" draw:z-index="40"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3331in" table:end-y="0.3331in" draw:z-index="41" draw:name="http://images2.wikia.nocookie.net/wowwiki/images/thumb/9/97/Spell_arcane_studentofmagic.png/32px-Spell_arcane_studentofmagic.png" draw:style-name="gr1" draw:text-style-name="P1" svg:width="0.3331in" svg:height="0.3331in" svg:x="0in" svg:y="0in">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3331in" table:end-y="0.3331in" draw:z-index="42" draw:name="http://images1.wikia.nocookie.net/wowwiki/images/thumb/6/6c/Spell_nature_enchantarmor.png/32px-Spell_nature_enchantarmor.png" draw:style-name="gr1" draw:text-style-name="P1" svg:width="0.3331in" svg:height="0.3331in" svg:x="0in" svg:y="0in">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3331in" table:end-y="0.3331in" draw:z-index="43"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3331in" table:end-y="0.3331in" draw:z-index="44"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3331in" table:end-y="0.3331in" draw:z-index="45" draw:name="http://images2.wikia.nocookie.net/wowwiki/images/thumb/1/11/Ability_mage_arcanebarrage.png/32px-Ability_mage_arcanebarrage.png" draw:style-name="gr1" draw:text-style-name="P1" svg:width="0.3331in" svg:height="0.3331in" svg:x="0in" svg:y="0in">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3331in" table:end-y="0.3331in" draw:z-index="46" draw:name="http://images2.wikia.nocookie.net/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3331in" table:end-y="0.3331in" draw:z-index="47" draw:name="http://images1.wikia.nocookie.net/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3331in" table:end-y="0.3331in" draw:z-index="48" draw:name="http://images3.wikia.nocookie.net/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3331in" table:end-y="0.3331in" draw:z-index="49"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3331in" table:end-y="0.3331in" draw:z-index="50" draw:name="http://images2.wikia.nocookie.net/wowwiki/images/thumb/f/f0/Ability_mage_livingbomb.png/32px-Ability_mage_livingbomb.png" draw:style-name="gr1" draw:text-style-name="P1" svg:width="0.3331in" svg:height="0.3331in" svg:x="0in" svg:y="0in">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1252in" table:end-y="0.1075in" draw:z-index="51" draw:name="http://images.wikia.com/common/releases_201003.1/skins/common/images/sort_none.gif" draw:style-name="gr1" draw:text-style-name="P1" svg:width="0.1248in" svg:height="0.1248in" svg:x="0.0004in" svg:y="0.3748in">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3335in" table:end-y="0.3331in" draw:z-index="52" draw:name="http://images1.wikia.nocookie.net/wowwiki/images/thumb/3/32/Spell_frost_coldhearted.png/32px-Spell_frost_coldhearted.png" draw:style-name="gr1" draw:text-style-name="P1" svg:width="0.3331in" svg:height="0.3331in" svg:x="0.0004in" svg:y="0in">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3335in" table:end-y="0.3331in" draw:z-index="53" draw:name="http://images2.wikia.nocookie.net/wowwiki/images/thumb/2/25/Spell_frost_wizardmark.png/32px-Spell_frost_wizardmark.png" draw:style-name="gr1" draw:text-style-name="P1" svg:width="0.3331in" svg:height="0.3331in" svg:x="0.0004in" svg:y="0in">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3335in" table:end-y="0.3331in" draw:z-index="54" draw:name="http://images1.wikia.nocookie.net/wowwiki/images/thumb/f/f1/Spell_ice_lament.png/32px-Spell_ice_lament.png" draw:style-name="gr1" draw:text-style-name="P1" svg:width="0.3331in" svg:height="0.3331in" svg:x="0.0004in" svg:y="0in">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3335in" table:end-y="0.3331in" draw:z-index="55" draw:name="http://images3.wikia.nocookie.net/wowwiki/images/thumb/8/83/Spell_frost_summonwaterelemental_2.png/32px-Spell_frost_summonwaterelemental_2.png" draw:style-name="gr1" draw:text-style-name="P1" svg:width="0.3331in" svg:height="0.3331in" svg:x="0.0004in" svg:y="0in">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3335in" table:end-y="0.3331in" draw:z-index="56" draw:name="http://images3.wikia.nocookie.net/wowwiki/images/thumb/8/87/Ability_mage_deepfreeze.png/32px-Ability_mage_deepfreeze.png" draw:style-name="gr1" draw:text-style-name="P1" svg:width="0.3331in" svg:height="0.3331in" svg:x="0.0004in" svg:y="0in">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3331in" table:end-y="0.3331in" draw:z-index="0" draw:name="http://images2.wikia.nocookie.net/wowwiki/images/thumb/e/e3/Spell_holy_lesserheal.png/32px-Spell_holy_lesserheal.png" draw:style-name="gr1" draw:text-style-name="P1" svg:width="0.3331in" svg:height="0.3331in" svg:x="0in" svg:y="0in">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3331in" table:end-y="0.3331in" draw:z-index="1" draw:name="http://images2.wikia.nocookie.net/wowwiki/images/thumb/8/8c/Spell_holy_holysmite.png/32px-Spell_holy_holysmite.png" draw:style-name="gr1" draw:text-style-name="P1" svg:width="0.3331in" svg:height="0.3331in" svg:x="0in" svg:y="0in">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3331in" table:end-y="0.3331in" draw:z-index="2" draw:name="http://images2.wikia.nocookie.net/wowwiki/images/thumb/f/f6/Spell_holy_wordfortitude.png/32px-Spell_holy_wordfortitude.png" draw:style-name="gr1" draw:text-style-name="P1" svg:width="0.3331in" svg:height="0.3331in" svg:x="0in" svg:y="0in">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3331in" table:end-y="0.3331in" draw:z-index="3" draw:name="http://images2.wikia.nocookie.net/wowwiki/images/thumb/3/30/Spell_shadow_shadowwordpain.png/32px-Spell_shadow_shadowwordpain.png" draw:style-name="gr1" draw:text-style-name="P1" svg:width="0.3331in" svg:height="0.3331in" svg:x="0in" svg:y="0in">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3331in" table:end-y="0.3331in" draw:z-index="4" draw:name="http://images3.wikia.nocookie.net/wowwiki/images/thumb/3/35/Spell_holy_powerwordshield.png/32px-Spell_holy_powerwordshield.png" draw:style-name="gr1" draw:text-style-name="P1" svg:width="0.3331in" svg:height="0.3331in" svg:x="0in" svg:y="0in">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3331in" table:end-y="0.3331in" draw:z-index="5"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3331in" table:end-y="0.3331in" draw:z-index="6" draw:name="http://images3.wikia.nocookie.net/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3331in" table:end-y="0.3331in" draw:z-index="7" draw:name="http://images2.wikia.nocookie.net/wowwiki/images/thumb/5/52/Spell_shadow_unholyfrenzy.png/32px-Spell_shadow_unholyfrenzy.png" draw:style-name="gr1" draw:text-style-name="P1" svg:width="0.3331in" svg:height="0.3331in" svg:x="0in" svg:y="0in">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3331in" table:end-y="0.3331in" draw:z-index="8" draw:name="http://images1.wikia.nocookie.net/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3331in" table:end-y="0.3331in" draw:z-index="9" draw:name="http://images1.wikia.nocookie.net/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3331in" table:end-y="0.3331in" draw:z-index="10" draw:name="http://images4.wikia.nocookie.net/wowwiki/images/thumb/8/89/Spell_holy_nullifydisease.png/32px-Spell_holy_nullifydisease.png" draw:style-name="gr1" draw:text-style-name="P1" svg:width="0.3331in" svg:height="0.3331in" svg:x="0in" svg:y="0in">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3331in" table:end-y="0.3331in" draw:z-index="11" draw:name="http://images3.wikia.nocookie.net/wowwiki/images/thumb/5/55/Spell_shadow_psychicscream.png/32px-Spell_shadow_psychicscream.png" draw:style-name="gr1" draw:text-style-name="P1" svg:width="0.3331in" svg:height="0.3331in" svg:x="0in" svg:y="0in">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3331in" table:end-y="0.3331in" draw:z-index="12" draw:name="http://images2.wikia.nocookie.net/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3331in" table:end-y="0.3331in" draw:z-index="13" draw:name="http://images3.wikia.nocookie.net/wowwiki/images/thumb/5/5e/Spell_holy_dispelmagic.png/32px-Spell_holy_dispelmagic.png" draw:style-name="gr1" draw:text-style-name="P1" svg:width="0.3331in" svg:height="0.3331in" svg:x="0in" svg:y="0in">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3331in" table:end-y="0.3331in" draw:z-index="14" draw:name="http://images2.wikia.nocookie.net/wowwiki/images/thumb/a/a0/Spell_shadow_devouringplague.png/32px-Spell_shadow_devouringplague.png" draw:style-name="gr1" draw:text-style-name="P1" svg:width="0.3331in" svg:height="0.3331in" svg:x="0in" svg:y="0in">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3331in" table:end-y="0.3331in" draw:z-index="15" draw:name="http://images1.wikia.nocookie.net/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3331in" table:end-y="0.3331in" draw:z-index="16"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3331in" table:end-y="0.3331in" draw:z-index="17" draw:name="http://images1.wikia.nocookie.net/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3331in" table:end-y="0.3331in" draw:z-index="18" draw:name="http://images2.wikia.nocookie.net/wowwiki/images/thumb/5/52/Spell_holy_holynova.png/32px-Spell_holy_holynova.png" draw:style-name="gr1" draw:text-style-name="P1" svg:width="0.3331in" svg:height="0.3331in" svg:x="0in" svg:y="0in">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3331in" table:end-y="0.3331in" draw:z-index="19" draw:name="http://images3.wikia.nocookie.net/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3331in" table:end-y="0.3331in" draw:z-index="20"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3331in" table:end-y="0.3331in" draw:z-index="21" draw:name="http://images3.wikia.nocookie.net/wowwiki/images/thumb/e/e4/Spell_holy_mindvision.png/32px-Spell_holy_mindvision.png" draw:style-name="gr1" draw:text-style-name="P1" svg:width="0.3331in" svg:height="0.3331in" svg:x="0in" svg:y="0in">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3331in" table:end-y="0.3331in" draw:z-index="22" draw:name="http://images3.wikia.nocookie.net/wowwiki/images/thumb/c/c7/Spell_shadow_manaburn.png/32px-Spell_shadow_manaburn.png" draw:style-name="gr1" draw:text-style-name="P1" svg:width="0.3331in" svg:height="0.3331in" svg:x="0in" svg:y="0in">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3331in" table:end-y="0.3331in" draw:z-index="23" draw:name="http://images1.wikia.nocookie.net/wowwiki/images/thumb/d/d0/Spell_shadow_shadowworddominate.png/32px-Spell_shadow_shadowworddominate.png" draw:style-name="gr1" draw:text-style-name="P1" svg:width="0.3331in" svg:height="0.3331in" svg:x="0in" svg:y="0in">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3331in" table:end-y="0.3331in" draw:z-index="24" draw:name="http://images2.wikia.nocookie.net/wowwiki/images/thumb/6/6f/Spell_holy_prayerofhealing02.png/32px-Spell_holy_prayerofhealing02.png" draw:style-name="gr1" draw:text-style-name="P1" svg:width="0.3331in" svg:height="0.3331in" svg:x="0in" svg:y="0in">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3331in" table:end-y="0.3331in" draw:z-index="25" draw:name="http://images2.wikia.nocookie.net/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3331in" table:end-y="0.3331in" draw:z-index="26" draw:name="http://images3.wikia.nocookie.net/wowwiki/images/thumb/b/b1/Spell_holy_divinespirit.png/32px-Spell_holy_divinespirit.png" draw:style-name="gr1" draw:text-style-name="P1" svg:width="0.3331in" svg:height="0.3331in" svg:x="0in" svg:y="0in">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3331in" table:end-y="0.3331in" draw:z-index="27" draw:name="http://images1.wikia.nocookie.net/wowwiki/images/thumb/5/5e/Spell_nature_nullifydisease.png/32px-Spell_nature_nullifydisease.png" draw:style-name="gr1" draw:text-style-name="P1" svg:width="0.3331in" svg:height="0.3331in" svg:x="0in" svg:y="0in">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3331in" table:end-y="0.3331in" draw:z-index="28" draw:name="http://images2.wikia.nocookie.net/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3331in" table:end-y="0.3331in" draw:z-index="29" draw:name="http://images1.wikia.nocookie.net/wowwiki/images/thumb/2/22/Spell_holy_greaterheal.png/32px-Spell_holy_greaterheal.png" draw:style-name="gr1" draw:text-style-name="P1" svg:width="0.3331in" svg:height="0.3331in" svg:x="0in" svg:y="0in">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3331in" table:end-y="0.3331in" draw:z-index="30" draw:name="http://images4.wikia.nocookie.net/wowwiki/images/thumb/2/2e/Spell_holy_prayeroffortitude.png/32px-Spell_holy_prayeroffortitude.png" draw:style-name="gr1" draw:text-style-name="P1" svg:width="0.3331in" svg:height="0.3331in" svg:x="0in" svg:y="0in">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3331in" table:end-y="0.3331in" draw:z-index="31" draw:name="http://images2.wikia.nocookie.net/wowwiki/images/thumb/f/f6/Spell_holy_prayerofshadowprotection.png/32px-Spell_holy_prayerofshadowprotection.png" draw:style-name="gr1" draw:text-style-name="P1" svg:width="0.3331in" svg:height="0.3331in" svg:x="0in" svg:y="0in">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3331in" table:end-y="0.3331in" draw:z-index="32" draw:name="http://images4.wikia.nocookie.net/wowwiki/images/thumb/d/d2/Spell_holy_prayerofspirit.png/32px-Spell_holy_prayerofspirit.png" draw:style-name="gr1" draw:text-style-name="P1" svg:width="0.3331in" svg:height="0.3331in" svg:x="0in" svg:y="0in">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3331in" table:end-y="0.3331in" draw:z-index="33" draw:name="http://images3.wikia.nocookie.net/wowwiki/images/thumb/9/9c/Spell_shadow_demonicfortitude.png/32px-Spell_shadow_demonicfortitude.png" draw:style-name="gr1" draw:text-style-name="P1" svg:width="0.3331in" svg:height="0.3331in" svg:x="0in" svg:y="0in">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3331in" table:end-y="0.3331in" draw:z-index="34" draw:name="http://images1.wikia.nocookie.net/wowwiki/images/thumb/7/74/Spell_holy_blindingheal.png/32px-Spell_holy_blindingheal.png" draw:style-name="gr1" draw:text-style-name="P1" svg:width="0.3331in" svg:height="0.3331in" svg:x="0in" svg:y="0in">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3331in" table:end-y="0.3331in" draw:z-index="35" draw:name="http://images1.wikia.nocookie.net/wowwiki/images/thumb/3/31/Spell_shadow_shadowfiend.png/32px-Spell_shadow_shadowfiend.png" draw:style-name="gr1" draw:text-style-name="P1" svg:width="0.3331in" svg:height="0.3331in" svg:x="0in" svg:y="0in">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3331in" table:end-y="0.3331in" draw:z-index="36" draw:name="http://images3.wikia.nocookie.net/wowwiki/images/thumb/2/23/Spell_holy_prayerofmendingtga.png/32px-Spell_holy_prayerofmendingtga.png" draw:style-name="gr1" draw:text-style-name="P1" svg:width="0.3331in" svg:height="0.3331in" svg:x="0in" svg:y="0in">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3331in" table:end-y="0.3331in" draw:z-index="37"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3331in" table:end-y="0.3331in" draw:z-index="38" draw:name="http://images1.wikia.nocookie.net/wowwiki/images/thumb/d/d9/Spell_shadow_mindshear.png/32px-Spell_shadow_mindshear.png" draw:style-name="gr1" draw:text-style-name="P1" svg:width="0.3331in" svg:height="0.3331in" svg:x="0in" svg:y="0in">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3331in" table:end-y="0.3331in" draw:z-index="39" draw:name="http://images4.wikia.nocookie.net/wowwiki/images/thumb/6/65/Spell_holy_divinehymn.png/32px-Spell_holy_divinehymn.png" draw:style-name="gr1" draw:text-style-name="P1" svg:width="0.3331in" svg:height="0.3331in" svg:x="0in" svg:y="0in">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3331in" table:end-y="0.3331in" draw:z-index="40" draw:name="http://images4.wikia.nocookie.net/wowwiki/images/thumb/7/7b/Spell_holy_symbolofhope.png/32px-Spell_holy_symbolofhope.png" draw:style-name="gr1" draw:text-style-name="P1" svg:width="0.3331in" svg:height="0.3331in" svg:x="0in" svg:y="0in">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3331in" table:end-y="0.3331in" draw:z-index="41" draw:name="http://images2.wikia.nocookie.net/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3331in" table:end-y="0.3331in" draw:z-index="42" draw:name="http://images3.wikia.nocookie.net/wowwiki/images/thumb/2/28/Spell_holy_powerinfusion.png/32px-Spell_holy_powerinfusion.png" draw:style-name="gr1" draw:text-style-name="P1" svg:width="0.3331in" svg:height="0.3331in" svg:x="0in" svg:y="0in">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3331in" table:end-y="0.3331in" draw:z-index="43" draw:name="http://images3.wikia.nocookie.net/wowwiki/images/thumb/e/e7/Spell_holy_painsupression.png/32px-Spell_holy_painsupression.png" draw:style-name="gr1" draw:text-style-name="P1" svg:width="0.3331in" svg:height="0.3331in" svg:x="0in" svg:y="0in">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3331in" table:end-y="0.3331in" draw:z-index="44" draw:name="http://images4.wikia.nocookie.net/wowwiki/images/thumb/c/cb/Spell_holy_penance.png/32px-Spell_holy_penance.png" draw:style-name="gr1" draw:text-style-name="P1" svg:width="0.3331in" svg:height="0.3331in" svg:x="0in" svg:y="0in">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3331in" table:end-y="0.3331in" draw:z-index="45" draw:name="http://images2.wikia.nocookie.net/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3331in" table:end-y="0.3331in" draw:z-index="46" draw:name="http://images3.wikia.nocookie.net/wowwiki/images/thumb/0/0b/Spell_holy_summonlightwell.png/32px-Spell_holy_summonlightwell.png" draw:style-name="gr1" draw:text-style-name="P1" svg:width="0.3331in" svg:height="0.3331in" svg:x="0in" svg:y="0in">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3331in" table:end-y="0.3331in" draw:z-index="47" draw:name="http://images3.wikia.nocookie.net/wowwiki/images/thumb/8/86/Spell_holy_circleofrenewal.png/32px-Spell_holy_circleofrenewal.png" draw:style-name="gr1" draw:text-style-name="P1" svg:width="0.3331in" svg:height="0.3331in" svg:x="0in" svg:y="0in">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3331in" table:end-y="0.3331in" draw:z-index="48" draw:name="http://images2.wikia.nocookie.net/wowwiki/images/thumb/d/d6/Spell_holy_guardianspirit.png/32px-Spell_holy_guardianspirit.png" draw:style-name="gr1" draw:text-style-name="P1" svg:width="0.3331in" svg:height="0.3331in" svg:x="0in" svg:y="0in">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3331in" table:end-y="0.3331in" draw:z-index="49" draw:name="http://images2.wikia.nocookie.net/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3331in" table:end-y="0.3331in" draw:z-index="50" draw:name="http://images3.wikia.nocookie.net/wowwiki/images/thumb/9/9a/Spell_shadow_impphaseshift.png/32px-Spell_shadow_impphaseshift.png" draw:style-name="gr1" draw:text-style-name="P1" svg:width="0.3331in" svg:height="0.3331in" svg:x="0in" svg:y="0in">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3331in" table:end-y="0.3331in" draw:z-index="51" draw:name="http://images2.wikia.nocookie.net/wowwiki/images/thumb/e/e6/Spell_shadow_unsummonbuilding.png/32px-Spell_shadow_unsummonbuilding.png" draw:style-name="gr1" draw:text-style-name="P1" svg:width="0.3331in" svg:height="0.3331in" svg:x="0in" svg:y="0in">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3331in" table:end-y="0.3331in" draw:z-index="52" draw:name="http://images3.wikia.nocookie.net/wowwiki/images/thumb/5/50/Spell_shadow_shadowform.png/32px-Spell_shadow_shadowform.png" draw:style-name="gr1" draw:text-style-name="P1" svg:width="0.3331in" svg:height="0.3331in" svg:x="0in" svg:y="0in">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3331in" table:end-y="0.3331in" draw:z-index="53" draw:name="http://images3.wikia.nocookie.net/wowwiki/images/thumb/7/7a/Spell_holy_stoicism.png/32px-Spell_holy_stoicism.png" draw:style-name="gr1" draw:text-style-name="P1" svg:width="0.3331in" svg:height="0.3331in" svg:x="0in" svg:y="0in">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3331in" table:end-y="0.3331in" draw:z-index="54" draw:name="http://images3.wikia.nocookie.net/wowwiki/images/thumb/8/8b/Spell_shadow_psychichorrors.png/32px-Spell_shadow_psychichorrors.png" draw:style-name="gr1" draw:text-style-name="P1" svg:width="0.3331in" svg:height="0.3331in" svg:x="0in" svg:y="0in">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3331in" table:end-y="0.3331in" draw:z-index="55" draw:name="http://images3.wikia.nocookie.net/wowwiki/images/thumb/8/8f/Spell_shadow_dispersion.png/32px-Spell_shadow_dispersion.png" draw:style-name="gr1" draw:text-style-name="P1" svg:width="0.3331in" svg:height="0.3331in" svg:x="0in" svg:y="0in">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3331in" table:end-y="0.3331in" draw:z-index="0" draw:name="http://images1.wikia.nocookie.net/wowwiki/images/thumb/0/0b/Ability_meleedamage.png/32px-Ability_meleedamage.png" draw:style-name="gr1" draw:text-style-name="P1" svg:width="0.3331in" svg:height="0.3331in" svg:x="0in" svg:y="0in">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3331in" table:end-y="0.3331in" draw:z-index="1"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3331in" table:end-y="0.3331in" draw:z-index="2" draw:name="http://images2.wikia.nocookie.net/wowwiki/images/thumb/1/1f/Ability_hunter_aspectofthemonkey.png/32px-Ability_hunter_aspectofthemonkey.png" draw:style-name="gr1" draw:text-style-name="P1" svg:width="0.3331in" svg:height="0.3331in" svg:x="0in" svg:y="0in">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3331in" table:end-y="0.3331in" draw:z-index="3" draw:name="http://images3.wikia.nocookie.net/wowwiki/images/thumb/8/8e/Ability_hunter_quickshot.png/32px-Ability_hunter_quickshot.png" draw:style-name="gr1" draw:text-style-name="P1" svg:width="0.3331in" svg:height="0.3331in" svg:x="0in" svg:y="0in">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3331in" table:end-y="0.3331in" draw:z-index="4" draw:name="http://images2.wikia.nocookie.net/wowwiki/images/thumb/1/12/Ability_hunter_snipershot.png/32px-Ability_hunter_snipershot.png" draw:style-name="gr1" draw:text-style-name="P1" svg:width="0.3331in" svg:height="0.3331in" svg:x="0in" svg:y="0in">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3331in" table:end-y="0.3331in" draw:z-index="5" draw:name="http://images1.wikia.nocookie.net/wowwiki/images/thumb/a/ac/Ability_impalingbolt.png/32px-Ability_impalingbolt.png" draw:style-name="gr1" draw:text-style-name="P1" svg:width="0.3331in" svg:height="0.3331in" svg:x="0in" svg:y="0in">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3331in" table:end-y="0.3331in" draw:z-index="6" draw:name="http://images3.wikia.nocookie.net/wowwiki/images/thumb/3/3a/Spell_frost_stun.png/32px-Spell_frost_stun.png" draw:style-name="gr1" draw:text-style-name="P1" svg:width="0.3331in" svg:height="0.3331in" svg:x="0in" svg:y="0in">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3331in" table:end-y="0.3331in" draw:z-index="7"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3331in" table:end-y="0.3331in" draw:z-index="8" draw:name="http://images1.wikia.nocookie.net/wowwiki/images/thumb/3/38/Ability_hunter_beastcall.png/32px-Ability_hunter_beastcall.png" draw:style-name="gr1" draw:text-style-name="P1" svg:width="0.3331in" svg:height="0.3331in" svg:x="0in" svg:y="0in">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3331in" table:end-y="0.3331in" draw:z-index="9" draw:name="http://images2.wikia.nocookie.net/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3331in" table:end-y="0.3331in" draw:z-index="10" draw:name="http://images1.wikia.nocookie.net/wowwiki/images/thumb/6/61/Ability_hunter_mendpet.png/32px-Ability_hunter_mendpet.png" draw:style-name="gr1" draw:text-style-name="P1" svg:width="0.3331in" svg:height="0.3331in" svg:x="0in" svg:y="0in">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3331in" table:end-y="0.3331in" draw:z-index="1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3331in" table:end-y="0.3331in" draw:z-index="12" draw:name="http://images2.wikia.nocookie.net/wowwiki/images/thumb/b/b7/Ability_hunter_beasttaming.png/32px-Ability_hunter_beasttaming.png" draw:style-name="gr1" draw:text-style-name="P1" svg:width="0.3331in" svg:height="0.3331in" svg:x="0in" svg:y="0in">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3331in" table:end-y="0.3331in" draw:z-index="13" draw:name="http://images3.wikia.nocookie.net/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3331in" table:end-y="0.3331in" draw:z-index="14" draw:name="http://images3.wikia.nocookie.net/wowwiki/images/thumb/e/e2/Ability_rogue_trip.png/32px-Ability_rogue_trip.png" draw:style-name="gr1" draw:text-style-name="P1" svg:width="0.3331in" svg:height="0.3331in" svg:x="0in" svg:y="0in">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3331in" table:end-y="0.3331in" draw:z-index="15"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3331in" table:end-y="0.3331in" draw:z-index="16" draw:name="http://images3.wikia.nocookie.net/wowwiki/images/thumb/b/b9/Ability_hunter_eagleeye.png/32px-Ability_hunter_eagleeye.png" draw:style-name="gr1" draw:text-style-name="P1" svg:width="0.3331in" svg:height="0.3331in" svg:x="0in" svg:y="0in">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3331in" table:end-y="0.3331in" draw:z-index="17" draw:name="http://images2.wikia.nocookie.net/wowwiki/images/thumb/8/87/Ability_eyeoftheowl.png/32px-Ability_eyeoftheowl.png" draw:style-name="gr1" draw:text-style-name="P1" svg:width="0.3331in" svg:height="0.3331in" svg:x="0in" svg:y="0in">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3331in" table:end-y="0.3331in" draw:z-index="1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3331in" table:end-y="0.3331in" draw:z-index="19" draw:name="http://images2.wikia.nocookie.net/wowwiki/images/thumb/1/1e/Ability_hunter_swiftstrike.png/32px-Ability_hunter_swiftstrike.png" draw:style-name="gr1" draw:text-style-name="P1" svg:width="0.3331in" svg:height="0.3331in" svg:x="0in" svg:y="0in">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3331in" table:end-y="0.3331in" draw:z-index="20" draw:name="http://images2.wikia.nocookie.net/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3331in" table:end-y="0.3331in" draw:z-index="21"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3331in" table:end-y="0.3331in" draw:z-index="22" draw:name="http://images1.wikia.nocookie.net/wowwiki/images/thumb/a/a3/Spell_shadow_darksummoning.png/32px-Spell_shadow_darksummoning.png" draw:style-name="gr1" draw:text-style-name="P1" svg:width="0.3331in" svg:height="0.3331in" svg:x="0in" svg:y="0in">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3331in" table:end-y="0.3331in" draw:z-index="23" draw:name="http://images4.wikia.nocookie.net/wowwiki/images/thumb/7/7b/Ability_upgrademoonglaive.png/32px-Ability_upgrademoonglaive.png" draw:style-name="gr1" draw:text-style-name="P1" svg:width="0.3331in" svg:height="0.3331in" svg:x="0in" svg:y="0in">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3331in" table:end-y="0.3331in" draw:z-index="24" draw:name="http://images3.wikia.nocookie.net/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3331in" table:end-y="0.3331in" draw:z-index="25" draw:name="http://images2.wikia.nocookie.net/wowwiki/images/thumb/6/62/Ability_whirlwind.png/32px-Ability_whirlwind.png" draw:style-name="gr1" draw:text-style-name="P1" svg:width="0.3331in" svg:height="0.3331in" svg:x="0in" svg:y="0in">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3331in" table:end-y="0.3331in" draw:z-index="26" draw:name="http://images2.wikia.nocookie.net/wowwiki/images/thumb/b/b2/Spell_frost_chainsofice.png/32px-Spell_frost_chainsofice.png" draw:style-name="gr1" draw:text-style-name="P1" svg:width="0.3331in" svg:height="0.3331in" svg:x="0in" svg:y="0in">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3331in" table:end-y="0.3331in" draw:z-index="27" draw:name="http://images2.wikia.nocookie.net/wowwiki/images/thumb/e/ea/Ability_hunter_aspectoftheviper.png/32px-Ability_hunter_aspectoftheviper.png" draw:style-name="gr1" draw:text-style-name="P1" svg:width="0.3331in" svg:height="0.3331in" svg:x="0in" svg:y="0in">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3331in" table:end-y="0.3331in" draw:z-index="28" draw:name="http://images1.wikia.nocookie.net/wowwiki/images/thumb/1/15/Ability_hunter_criticalshot.png/32px-Ability_hunter_criticalshot.png" draw:style-name="gr1" draw:text-style-name="P1" svg:width="0.3331in" svg:height="0.3331in" svg:x="0in" svg:y="0in">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3331in" table:end-y="0.3331in" draw:z-index="29"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3331in" table:end-y="0.3331in" draw:z-index="30" draw:name="http://images3.wikia.nocookie.net/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3331in" table:end-y="0.3331in" draw:z-index="31" draw:name="http://images3.wikia.nocookie.net/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3331in" table:end-y="0.3331in" draw:z-index="32" draw:name="http://images1.wikia.nocookie.net/wowwiki/images/thumb/1/12/Ability_hunter_runningshot.png/32px-Ability_hunter_runningshot.png" draw:style-name="gr1" draw:text-style-name="P1" svg:width="0.3331in" svg:height="0.3331in" svg:x="0in" svg:y="0in">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3331in" table:end-y="0.3331in" draw:z-index="33" draw:name="http://images4.wikia.nocookie.net/wowwiki/images/thumb/5/51/Spell_frost_freezingbreath.png/32px-Spell_frost_freezingbreath.png" draw:style-name="gr1" draw:text-style-name="P1" svg:width="0.3331in" svg:height="0.3331in" svg:x="0in" svg:y="0in">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3331in" table:end-y="0.3331in" draw:z-index="34" draw:name="http://images2.wikia.nocookie.net/wowwiki/images/thumb/e/e0/Ability_mount_pinktiger.png/32px-Ability_mount_pinktiger.png" draw:style-name="gr1" draw:text-style-name="P1" svg:width="0.3331in" svg:height="0.3331in" svg:x="0in" svg:y="0in">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3331in" table:end-y="0.3331in" draw:z-index="35" draw:name="http://images1.wikia.nocookie.net/wowwiki/images/thumb/3/31/Ability_rogue_feigndeath.png/32px-Ability_rogue_feigndeath.png" draw:style-name="gr1" draw:text-style-name="P1" svg:width="0.3331in" svg:height="0.3331in" svg:x="0in" svg:y="0in">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3331in" table:end-y="0.3331in" draw:z-index="36" draw:name="http://images2.wikia.nocookie.net/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3331in" table:end-y="0.3331in" draw:z-index="37" draw:name="http://images2.wikia.nocookie.net/wowwiki/images/thumb/2/2e/Spell_fire_flare.png/32px-Spell_fire_flare.png" draw:style-name="gr1" draw:text-style-name="P1" svg:width="0.3331in" svg:height="0.3331in" svg:x="0in" svg:y="0in">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3331in" table:end-y="0.3331in" draw:z-index="38"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3331in" table:end-y="0.3331in" draw:z-index="39" draw:name="http://images1.wikia.nocookie.net/wowwiki/images/thumb/8/8f/Ability_hunter_aimedshot.png/32px-Ability_hunter_aimedshot.png" draw:style-name="gr1" draw:text-style-name="P1" svg:width="0.3331in" svg:height="0.3331in" svg:x="0in" svg:y="0in">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3331in" table:end-y="0.3331in" draw:z-index="40" draw:name="http://images2.wikia.nocookie.net/wowwiki/images/thumb/5/50/Ability_mount_whitetiger.png/32px-Ability_mount_whitetiger.png" draw:style-name="gr1" draw:text-style-name="P1" svg:width="0.3331in" svg:height="0.3331in" svg:x="0in" svg:y="0in">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3331in" table:end-y="0.3331in" draw:z-index="41" draw:name="http://images2.wikia.nocookie.net/wowwiki/images/thumb/6/6e/Ability_racial_avatar.png/32px-Ability_racial_avatar.png" draw:style-name="gr1" draw:text-style-name="P1" svg:width="0.3331in" svg:height="0.3331in" svg:x="0in" svg:y="0in">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3331in" table:end-y="0.3331in" draw:z-index="42" draw:name="http://images1.wikia.nocookie.net/wowwiki/images/thumb/1/11/Ability_marksmanship.png/32px-Ability_marksmanship.png" draw:style-name="gr1" draw:text-style-name="P1" svg:width="0.3331in" svg:height="0.3331in" svg:x="0in" svg:y="0in">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3331in" table:end-y="0.3331in" draw:z-index="43"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3331in" table:end-y="0.3331in" draw:z-index="44" draw:name="http://images2.wikia.nocookie.net/wowwiki/images/thumb/9/9b/Spell_nature_protectionformnature.png/32px-Spell_nature_protectionformnature.png" draw:style-name="gr1" draw:text-style-name="P1" svg:width="0.3331in" svg:height="0.3331in" svg:x="0in" svg:y="0in">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3331in" table:end-y="0.3331in" draw:z-index="45" draw:name="http://images4.wikia.nocookie.net/wowwiki/images/thumb/c/cf/Ability_hunter_steadyshot.png/32px-Ability_hunter_steadyshot.png" draw:style-name="gr1" draw:text-style-name="P1" svg:width="0.3331in" svg:height="0.3331in" svg:x="0in" svg:y="0in">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3331in" table:end-y="0.3331in" draw:z-index="46"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3331in" table:end-y="0.3331in" draw:z-index="47" draw:name="http://images1.wikia.nocookie.net/wowwiki/images/thumb/d/d2/Spell_nature_drowsy.png/32px-Spell_nature_drowsy.png" draw:style-name="gr1" draw:text-style-name="P1" svg:width="0.3331in" svg:height="0.3331in" svg:x="0in" svg:y="0in">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3331in" table:end-y="0.3331in" draw:z-index="48" draw:name="http://images1.wikia.nocookie.net/wowwiki/images/thumb/3/37/Ability_hunter_killcommand.png/32px-Ability_hunter_killcommand.png" draw:style-name="gr1" draw:text-style-name="P1" svg:width="0.3331in" svg:height="0.3331in" svg:x="0in" svg:y="0in">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3331in" table:end-y="0.3331in" draw:z-index="49" draw:name="http://images3.wikia.nocookie.net/wowwiki/images/thumb/0/0f/Ability_hunter_snaketrap.png/32px-Ability_hunter_snaketrap.png" draw:style-name="gr1" draw:text-style-name="P1" svg:width="0.3331in" svg:height="0.3331in" svg:x="0in" svg:y="0in">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3331in" table:end-y="0.3331in" draw:z-index="50" draw:name="http://images3.wikia.nocookie.net/wowwiki/images/thumb/3/38/Ability_hunter_misdirection.png/32px-Ability_hunter_misdirection.png" draw:style-name="gr1" draw:text-style-name="P1" svg:width="0.3331in" svg:height="0.3331in" svg:x="0in" svg:y="0in">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3331in" table:end-y="0.3331in" draw:z-index="51" draw:name="http://images3.wikia.nocookie.net/wowwiki/images/thumb/c/c7/Ability_hunter_assassinate2.png/32px-Ability_hunter_assassinate2.png" draw:style-name="gr1" draw:text-style-name="P1" svg:width="0.3331in" svg:height="0.3331in" svg:x="0in" svg:y="0in">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3331in" table:end-y="0.3331in" draw:z-index="52" draw:name="http://images1.wikia.nocookie.net/wowwiki/images/thumb/e/ef/Ability_hunter_pet_dragonhawk.png/32px-Ability_hunter_pet_dragonhawk.png" draw:style-name="gr1" draw:text-style-name="P1" svg:width="0.3331in" svg:height="0.3331in" svg:x="0in" svg:y="0in">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3331in" table:end-y="0.3331in" draw:z-index="53" draw:name="http://images1.wikia.nocookie.net/wowwiki/images/thumb/c/c7/Ability_hunter_masterscall.png/32px-Ability_hunter_masterscall.png" draw:style-name="gr1" draw:text-style-name="P1" svg:width="0.3331in" svg:height="0.3331in" svg:x="0in" svg:y="0in">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3331in" table:end-y="0.3331in" draw:z-index="54" draw:name="http://images2.wikia.nocookie.net/wowwiki/images/thumb/2/26/Spell_frost_chillingbolt.png/32px-Spell_frost_chillingbolt.png" draw:style-name="gr1" draw:text-style-name="P1" svg:width="0.3331in" svg:height="0.3331in" svg:x="0in" svg:y="0in">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3331in" table:end-y="0.3331in" draw:z-index="55" draw:name="http://images3.wikia.nocookie.net/wowwiki/images/thumb/1/1a/Ability_hunter_aspectmastery.png/32px-Ability_hunter_aspectmastery.png" draw:style-name="gr1" draw:text-style-name="P1" svg:width="0.3331in" svg:height="0.3331in" svg:x="0in" svg:y="0in">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3331in" table:end-y="0.3331in" draw:z-index="56" draw:name="http://images3.wikia.nocookie.net/wowwiki/images/thumb/6/60/Ability_devour.png/32px-Ability_devour.png" draw:style-name="gr1" draw:text-style-name="P1" svg:width="0.3331in" svg:height="0.3331in" svg:x="0in" svg:y="0in">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3331in" table:end-y="0.3331in" draw:z-index="57"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3331in" table:end-y="0.3331in" draw:z-index="58" draw:name="http://images1.wikia.nocookie.net/wowwiki/images/thumb/a/ae/Ability_hunter_beastwithin.png/32px-Ability_hunter_beastwithin.png" draw:style-name="gr1" draw:text-style-name="P1" svg:width="0.3331in" svg:height="0.3331in" svg:x="0in" svg:y="0in">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3331in" table:end-y="0.3331in" draw:z-index="59" draw:name="http://images2.wikia.nocookie.net/wowwiki/images/thumb/3/35/Ability_hunter_beastmastery.png/32px-Ability_hunter_beastmastery.png" draw:style-name="gr1" draw:text-style-name="P1" svg:width="0.3331in" svg:height="0.3331in" svg:x="0in" svg:y="0in">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3331in" table:end-y="0.3331in" draw:z-index="60" draw:name="http://images2.wikia.nocookie.net/wowwiki/images/thumb/2/23/Inv_spear_07.png/32px-Inv_spear_07.png" draw:style-name="gr1" draw:text-style-name="P1" svg:width="0.3331in" svg:height="0.3331in" svg:x="0in" svg:y="0in">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3331in" table:end-y="0.3331in" draw:z-index="61"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3331in" table:end-y="0.3331in" draw:z-index="62" draw:name="http://images2.wikia.nocookie.net/wowwiki/images/thumb/9/92/Ability_trueshot.png/32px-Ability_trueshot.png" draw:style-name="gr1" draw:text-style-name="P1" svg:width="0.3331in" svg:height="0.3331in" svg:x="0in" svg:y="0in">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3331in" table:end-y="0.3331in" draw:z-index="63" draw:name="http://images2.wikia.nocookie.net/wowwiki/images/thumb/e/e5/Inv_spear_08.png/32px-Inv_spear_08.png" draw:style-name="gr1" draw:text-style-name="P1" svg:width="0.3331in" svg:height="0.3331in" svg:x="0in" svg:y="0in">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3331in" table:end-y="0.3331in" draw:z-index="64" draw:name="http://images2.wikia.nocookie.net/wowwiki/images/thumb/7/7d/Ability_hunter_chimerashot2.png/32px-Ability_hunter_chimerashot2.png" draw:style-name="gr1" draw:text-style-name="P1" svg:width="0.3331in" svg:height="0.3331in" svg:x="0in" svg:y="0in">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3331in" table:end-y="0.3331in" draw:z-index="65" draw:name="http://images2.wikia.nocookie.net/wowwiki/images/thumb/4/43/Ability_golemstormbolt.png/32px-Ability_golemstormbolt.png" draw:style-name="gr1" draw:text-style-name="P1" svg:width="0.3331in" svg:height="0.3331in" svg:x="0in" svg:y="0in">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3331in" table:end-y="0.3331in" draw:z-index="66" draw:name="http://images4.wikia.nocookie.net/wowwiki/images/thumb/a/a6/Ability_warrior_challange.png/32px-Ability_warrior_challange.png" draw:style-name="gr1" draw:text-style-name="P1" svg:width="0.3331in" svg:height="0.3331in" svg:x="0in" svg:y="0in">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3331in" table:end-y="0.3331in" draw:z-index="67" draw:name="http://images3.wikia.nocookie.net/wowwiki/images/thumb/6/67/Inv_spear_02.png/32px-Inv_spear_02.png" draw:style-name="gr1" draw:text-style-name="P1" svg:width="0.3331in" svg:height="0.3331in" svg:x="0in" svg:y="0in">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3331in" table:end-y="0.3331in" draw:z-index="68" draw:name="http://images2.wikia.nocookie.net/wowwiki/images/thumb/7/7e/Spell_shadow_painspike.png/32px-Spell_shadow_painspike.png" draw:style-name="gr1" draw:text-style-name="P1" svg:width="0.3331in" svg:height="0.3331in" svg:x="0in" svg:y="0in">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3331in" table:end-y="0.3331in" draw:z-index="69" draw:name="http://images4.wikia.nocookie.net/wowwiki/images/thumb/b/b3/Ability_hunter_explosiveshot.png/32px-Ability_hunter_explosiveshot.png" draw:style-name="gr1" draw:text-style-name="P1" svg:width="0.3331in" svg:height="0.3331in" svg:x="0in" svg:y="0in">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3331in" table:end-y="0.3331in" draw:z-index="0" draw:name="http://images2.wikia.nocookie.net/__cb20060928001558/wowwiki/images/thumb/6/6c/Ability_thunderbolt.png/32px-Ability_thunderbolt.png" draw:style-name="gr1" draw:text-style-name="P1" svg:width="0.3331in" svg:height="0.3331in" svg:x="0in" svg:y="0in">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3331in" table:end-y="0.3331in" draw:z-index="1" draw:name="http://images2.wikia.nocookie.net/__cb20060930060716/wowwiki/images/thumb/b/b4/Spell_holy_holybolt.png/32px-Spell_holy_holybolt.png" draw:style-name="gr1" draw:text-style-name="P1" svg:width="0.3331in" svg:height="0.3331in" svg:x="0in" svg:y="0in">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3331in" table:end-y="0.3331in" draw:z-index="2" draw:name="http://images2.wikia.nocookie.net/__cb20060930054311/wowwiki/images/thumb/a/af/Spell_holy_devotionaura.png/32px-Spell_holy_devotionaura.png" draw:style-name="gr1" draw:text-style-name="P1" svg:width="0.3331in" svg:height="0.3331in" svg:x="0in" svg:y="0in">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3331in" table:end-y="0.3331in" draw:z-index="3" draw:name="http://images2.wikia.nocookie.net/__cb20060930055134/wowwiki/images/thumb/c/c3/Spell_holy_fistofjustice.png/32px-Spell_holy_fistofjustice.png" draw:style-name="gr1" draw:text-style-name="P1" svg:width="0.3331in" svg:height="0.3331in" svg:x="0in" svg:y="0in">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3331in" table:end-y="0.3331in" draw:z-index="4" draw:name="http://images3.wikia.nocookie.net/__cb20060930064002/wowwiki/images/thumb/0/0f/Spell_holy_righteousfury.png/32px-Spell_holy_righteousfury.png" draw:style-name="gr1" draw:text-style-name="P1" svg:width="0.3331in" svg:height="0.3331in" svg:x="0in" svg:y="0in">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3331in" table:end-y="0.3331in" draw:z-index="5" draw:name="http://images2.wikia.nocookie.net/__cb20060930063528/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3331in" table:end-y="0.3331in" draw:z-index="6" draw:name="http://images4.wikia.nocookie.net/__cb20060930064246/wowwiki/images/thumb/6/63/Spell_holy_sealofmight.png/32px-Spell_holy_sealofmight.png" draw:style-name="gr1" draw:text-style-name="P1" svg:width="0.3331in" svg:height="0.3331in" svg:x="0in" svg:y="0in">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3331in" table:end-y="0.3331in" draw:z-index="7" draw:name="http://images2.wikia.nocookie.net/__cb20060923092210/wowwiki/images/thumb/c/cf/Spell_holy_purify.png/32px-Spell_holy_purify.png" draw:style-name="gr1" draw:text-style-name="P1" svg:width="0.3331in" svg:height="0.3331in" svg:x="0in" svg:y="0in">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3331in" table:end-y="0.3331in" draw:z-index="8" draw:name="http://images2.wikia.nocookie.net/__cb20060930061401/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3331in" table:end-y="0.3331in" draw:z-index="9" draw:name="http://images2.wikia.nocookie.net/__cb20060930064355/wowwiki/images/thumb/1/1b/Spell_holy_sealofprotection.png/32px-Spell_holy_sealofprotection.png" draw:style-name="gr1" draw:text-style-name="P1" svg:width="0.3331in" svg:height="0.3331in" svg:x="0in" svg:y="0in">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3331in" table:end-y="0.3331in" draw:z-index="10" draw:name="http://images1.wikia.nocookie.net/__cb20060930063716/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table-cell table:style-name="ce16"/>
          <table:table-cell table:number-columns-repeated="1018"/>
        </table:table-row>
        <table:table-row table:style-name="ro4">
          <table:table-cell>
            <draw:frame table:end-cell-address="Paladin.A13" table:end-x="0.3331in" table:end-y="0.3331in" draw:z-index="11" draw:name="http://images1.wikia.nocookie.net/__cb20080729111925/wowwiki/images/thumb/8/80/Ability_paladin_judgementblue.png/32px-Ability_paladin_judgementblue.png" draw:style-name="gr1" draw:text-style-name="P1" svg:width="0.3331in" svg:height="0.3331in" svg:x="0in" svg:y="0in">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3331in" table:end-y="0.3331in" draw:z-index="12" draw:name="http://images4.wikia.nocookie.net/__cb20060930064605/wowwiki/images/thumb/9/9a/Spell_holy_sealofwisdom.png/32px-Spell_holy_sealofwisdom.png" draw:style-name="gr1" draw:text-style-name="P1" svg:width="0.3331in" svg:height="0.3331in" svg:x="0in" svg:y="0in">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3331in" table:end-y="0.3331in" draw:z-index="13" draw:name="http://images4.wikia.nocookie.net/__cb20060923010954/wowwiki/images/thumb/f/fa/Inv_shoulder_37.png/32px-Inv_shoulder_37.png" draw:style-name="gr1" draw:text-style-name="P1" svg:width="0.3331in" svg:height="0.3331in" svg:x="0in" svg:y="0in">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3331in" table:end-y="0.3331in" draw:z-index="14" draw:name="http://images3.wikia.nocookie.net/__cb20060930065125/wowwiki/images/thumb/f/fd/Spell_holy_unyieldingfaith.png/32px-Spell_holy_unyieldingfaith.png" draw:style-name="gr1" draw:text-style-name="P1" svg:width="0.3331in" svg:height="0.3331in" svg:x="0in" svg:y="0in">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3331in" table:end-y="0.3331in" draw:z-index="15" draw:name="http://images4.wikia.nocookie.net/__cb20060930053237/wowwiki/images/thumb/0/0a/Spell_holy_auraoflight.png/32px-Spell_holy_auraoflight.png" draw:style-name="gr1" draw:text-style-name="P1" svg:width="0.3331in" svg:height="0.3331in" svg:x="0in" svg:y="0in">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3331in" table:end-y="0.3331in" draw:z-index="16" draw:name="http://images1.wikia.nocookie.net/__cb20060930064115/wowwiki/images/thumb/8/88/Spell_holy_sealoffury.png/32px-Spell_holy_sealoffury.png" draw:style-name="gr1" draw:text-style-name="P1" svg:width="0.3331in" svg:height="0.3331in" svg:x="0in" svg:y="0in">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3331in" table:end-y="0.3331in" draw:z-index="17" draw:name="http://images1.wikia.nocookie.net/__cb20070106000346/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3331in" table:end-y="0.3331in" draw:z-index="18" draw:name="http://images1.wikia.nocookie.net/__cb20070106000701/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3331in" table:end-y="0.3331in" draw:z-index="19" draw:name="http://images2.wikia.nocookie.net/__cb20060923092732/wowwiki/images/thumb/f/fd/Spell_holy_senseundead.png/32px-Spell_holy_senseundead.png" draw:style-name="gr1" draw:text-style-name="P1" svg:width="0.3331in" svg:height="0.3331in" svg:x="0in" svg:y="0in">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3331in" table:end-y="0.3331in" draw:z-index="20" draw:name="http://images1.wikia.nocookie.net/__cb20060930061226/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3331in" table:end-y="0.3331in" draw:z-index="21" draw:name="http://images2.wikia.nocookie.net/__cb20070106054909/wowwiki/images/thumb/7/7e/Spell_magic_magearmor.png/32px-Spell_magic_magearmor.png" draw:style-name="gr1" draw:text-style-name="P1" svg:width="0.3331in" svg:height="0.3331in" svg:x="0in" svg:y="0in">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3331in" table:end-y="0.3331in" draw:z-index="22"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3331in" table:end-y="0.3331in" draw:z-index="23" draw:name="http://images3.wikia.nocookie.net/__cb20060930061618/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3331in" table:end-y="0.3331in" draw:z-index="24" draw:name="http://images1.wikia.nocookie.net/__cb20060930064744/wowwiki/images/thumb/d/d4/Spell_holy_sealofwrath.png/32px-Spell_holy_sealofwrath.png" draw:style-name="gr1" draw:text-style-name="P1" svg:width="0.3331in" svg:height="0.3331in" svg:x="0in" svg:y="0in">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3331in" table:end-y="0.3331in" draw:z-index="25" draw:name="http://images4.wikia.nocookie.net/__cb20060923092925/wowwiki/images/thumb/1/1c/Spell_holy_turnundead.png/32px-Spell_holy_turnundead.png" draw:style-name="gr1" draw:text-style-name="P1" svg:width="0.3331in" svg:height="0.3331in" svg:x="0in" svg:y="0in">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3331in" table:end-y="0.3331in" draw:z-index="26" draw:name="http://images3.wikia.nocookie.net/__cb20060930194956/wowwiki/images/thumb/6/62/Spell_shadow_sealofkings.png/32px-Spell_shadow_sealofkings.png" draw:style-name="gr1" draw:text-style-name="P1" svg:width="0.3331in" svg:height="0.3331in" svg:x="0in" svg:y="0in">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3331in" table:end-y="0.3331in" draw:z-index="27" draw:name="http://images4.wikia.nocookie.net/__cb20080729111302/wowwiki/images/thumb/3/34/Ability_paladin_judgementred.png/32px-Ability_paladin_judgementred.png" draw:style-name="gr1" draw:text-style-name="P1" svg:width="0.3331in" svg:height="0.3331in" svg:x="0in" svg:y="0in">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3331in" table:end-y="0.3331in" draw:z-index="28" draw:name="http://images2.wikia.nocookie.net/__cb20060923185836/wowwiki/images/thumb/9/94/Spell_nature_timestop.png/32px-Spell_nature_timestop.png" draw:style-name="gr1" draw:text-style-name="P1" svg:width="0.3331in" svg:height="0.3331in" svg:x="0in" svg:y="0in">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3331in" table:end-y="0.3331in" draw:z-index="29" draw:name="http://images3.wikia.nocookie.net/__cb20060930060315/wowwiki/images/thumb/8/82/Spell_holy_healingaura.png/32px-Spell_holy_healingaura.png" draw:style-name="gr1" draw:text-style-name="P1" svg:width="0.3331in" svg:height="0.3331in" svg:x="0in" svg:y="0in">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3331in" table:end-y="0.3331in" draw:z-index="30" draw:name="http://images2.wikia.nocookie.net/__cb20060930052602/wowwiki/images/thumb/2/25/Spell_frost_wizardmark.png/32px-Spell_frost_wizardmark.png" draw:style-name="gr1" draw:text-style-name="P1" svg:width="0.3331in" svg:height="0.3331in" svg:x="0in" svg:y="0in">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3331in" table:end-y="0.3331in" draw:z-index="31" draw:name="http://images1.wikia.nocookie.net/__cb20060930054750/wowwiki/images/thumb/f/f3/Spell_holy_divineintervention.png/32px-Spell_holy_divineintervention.png" draw:style-name="gr1" draw:text-style-name="P1" svg:width="0.3331in" svg:height="0.3331in" svg:x="0in" svg:y="0in">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3331in" table:end-y="0.3331in" draw:z-index="32"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3331in" table:end-y="0.3331in" draw:z-index="33" draw:name="http://images3.wikia.nocookie.net/__cb20060923092416/wowwiki/images/thumb/1/1c/Spell_holy_righteousnessaura.png/32px-Spell_holy_righteousnessaura.png" draw:style-name="gr1" draw:text-style-name="P1" svg:width="0.3331in" svg:height="0.3331in" svg:x="0in" svg:y="0in">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3331in" table:end-y="0.3331in" draw:z-index="34" draw:name="http://images3.wikia.nocookie.net/__cb20060829221804/wowwiki/images/thumb/c/c4/Ability_mount_charger.png/32px-Ability_mount_charger.png" draw:style-name="gr1" draw:text-style-name="P1" svg:width="0.3331in" svg:height="0.3331in" svg:x="0in" svg:y="0in">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3331in" table:end-y="0.3331in" draw:z-index="35" draw:name="http://images3.wikia.nocookie.net/__cb20060925125824/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3331in" table:end-y="0.3331in" draw:z-index="36" draw:name="http://images1.wikia.nocookie.net/__cb20061030164131/wowwiki/images/thumb/d/de/Ability_thunderclap.png/32px-Ability_thunderclap.png" draw:style-name="gr1" draw:text-style-name="P1" svg:width="0.3331in" svg:height="0.3331in" svg:x="0in" svg:y="0in">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3331in" table:end-y="0.3331in" draw:z-index="37" draw:name="http://images3.wikia.nocookie.net/__cb20060923092536/wowwiki/images/thumb/1/13/Spell_holy_sealofsacrifice.png/32px-Spell_holy_sealofsacrifice.png" draw:style-name="gr1" draw:text-style-name="P1" svg:width="0.3331in" svg:height="0.3331in" svg:x="0in" svg:y="0in">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3331in" table:end-y="0.3331in" draw:z-index="38" draw:name="http://images1.wikia.nocookie.net/__cb20060923090524/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3331in" table:end-y="0.3331in" draw:z-index="39" draw:name="http://images4.wikia.nocookie.net/__cb20060923090947/wowwiki/images/thumb/b/b9/Spell_holy_greaterblessingofkings.png/32px-Spell_holy_greaterblessingofkings.png" draw:style-name="gr1" draw:text-style-name="P1" svg:width="0.3331in" svg:height="0.3331in" svg:x="0in" svg:y="0in">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3331in" table:end-y="0.3331in" draw:z-index="40" draw:name="http://images3.wikia.nocookie.net/__cb20060923091013/wowwiki/images/thumb/0/0e/Spell_holy_greaterblessingofwisdom.png/32px-Spell_holy_greaterblessingofwisdom.png" draw:style-name="gr1" draw:text-style-name="P1" svg:width="0.3331in" svg:height="0.3331in" svg:x="0in" svg:y="0in">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3331in" table:end-y="0.3331in" draw:z-index="41" draw:name="http://images4.wikia.nocookie.net/__cb20060923174822/wowwiki/images/thumb/d/da/Spell_magic_greaterblessingofkings.png/32px-Spell_magic_greaterblessingofkings.png" draw:style-name="gr1" draw:text-style-name="P1" svg:width="0.3331in" svg:height="0.3331in" svg:x="0in" svg:y="0in">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3331in" table:end-y="0.3331in" draw:z-index="42" draw:name="http://images1.wikia.nocookie.net/__cb20070114130451/wowwiki/images/thumb/7/72/Spell_holy_crusaderaura.png/32px-Spell_holy_crusaderaura.png" draw:style-name="gr1" draw:text-style-name="P1" svg:width="0.3331in" svg:height="0.3331in" svg:x="0in" svg:y="0in">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3331in" table:end-y="0.3331in" draw:z-index="43" draw:name="http://images4.wikia.nocookie.net/__cb20080726210547/wowwiki/images/thumb/6/69/Spell_holy_sealofvengeance.png/32px-Spell_holy_sealofvengeance.png" draw:style-name="gr1" draw:text-style-name="P1" svg:width="0.3331in" svg:height="0.3331in" svg:x="0in" svg:y="0in">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3331in" table:end-y="0.3331in" draw:z-index="44" draw:name="http://images1.wikia.nocookie.net/__cb20070113163801/wowwiki/images/thumb/1/17/Spell_holy_avenginewrath.png/32px-Spell_holy_avenginewrath.png" draw:style-name="gr1" draw:text-style-name="P1" svg:width="0.3331in" svg:height="0.3331in" svg:x="0in" svg:y="0in">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3331in" table:end-y="0.3331in" draw:z-index="45" draw:name="http://images3.wikia.nocookie.net/__cb20080729143636/wowwiki/images/thumb/9/9d/Spell_holy_aspiration.png/32px-Spell_holy_aspiration.png" draw:style-name="gr1" draw:text-style-name="P1" svg:width="0.3331in" svg:height="0.3331in" svg:x="0in" svg:y="0in">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3331in" table:end-y="0.3331in" draw:z-index="46" draw:name="http://images2.wikia.nocookie.net/__cb20080801145424/wowwiki/images/thumb/6/67/Ability_paladin_shieldofvengeance.png/32px-Ability_paladin_shieldofvengeance.png" draw:style-name="gr1" draw:text-style-name="P1" svg:width="0.3331in" svg:height="0.3331in" svg:x="0in" svg:y="0in">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3331in" table:end-y="0.3331in" draw:z-index="47" draw:name="http://images2.wikia.nocookie.net/__cb20080726210437/wowwiki/images/thumb/f/fe/Ability_paladin_blessedmending.png/32px-Ability_paladin_blessedmending.png" draw:style-name="gr1" draw:text-style-name="P1" svg:width="0.3331in" svg:height="0.3331in" svg:x="0in" svg:y="0in">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3331in" table:end-y="0.3331in" draw:z-index="48" draw:name="http://images3.wikia.nocookie.net/__cb20070113163905/wowwiki/images/thumb/f/f4/Spell_holy_auramastery.png/32px-Spell_holy_auramastery.png" draw:style-name="gr1" draw:text-style-name="P1" svg:width="0.3331in" svg:height="0.3331in" svg:x="0in" svg:y="0in">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3331in" table:end-y="0.3331in" draw:z-index="49" draw:name="http://images2.wikia.nocookie.net/__cb20060930060152/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3331in" table:end-y="0.3331in" draw:z-index="50" draw:name="http://images1.wikia.nocookie.net/__cb20060930065009/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3331in" table:end-y="0.3331in" draw:z-index="51" draw:name="http://images2.wikia.nocookie.net/__cb20070113163313/wowwiki/images/thumb/3/34/Spell_holy_divineillumination.png/32px-Spell_holy_divineillumination.png" draw:style-name="gr1" draw:text-style-name="P1" svg:width="0.3331in" svg:height="0.3331in" svg:x="0in" svg:y="0in">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3331in" table:end-y="0.3331in" draw:z-index="52" draw:name="http://images2.wikia.nocookie.net/__cb20080805062723/wowwiki/images/thumb/c/c0/Ability_paladin_beaconoflight.png/32px-Ability_paladin_beaconoflight.png" draw:style-name="gr1" draw:text-style-name="P1" svg:width="0.3331in" svg:height="0.3331in" svg:x="0in" svg:y="0in">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3331in" table:end-y="0.3331in" draw:z-index="53" draw:name="http://images3.wikia.nocookie.net/__cb20090315122928/wowwiki/images/thumb/2/2b/Spell_holy_powerwordbarrier.png/32px-Spell_holy_powerwordbarrier.png" draw:style-name="gr1" draw:text-style-name="P1" svg:width="0.3331in" svg:height="0.3331in" svg:x="0in" svg:y="0in">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3331in" table:end-y="0.3331in" draw:z-index="54"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3331in" table:end-y="0.3331in" draw:z-index="55" draw:name="http://images1.wikia.nocookie.net/__cb20060923091007/wowwiki/images/thumb/9/9e/Spell_holy_greaterblessingofsanctuary.png/32px-Spell_holy_greaterblessingofsanctuary.png" draw:style-name="gr1" draw:text-style-name="P1" svg:width="0.3331in" svg:height="0.3331in" svg:x="0in" svg:y="0in">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3331in" table:end-y="0.3331in" draw:z-index="56" draw:name="http://images3.wikia.nocookie.net/__cb20060930053717/wowwiki/images/thumb/0/05/Spell_holy_blessingofprotection.png/32px-Spell_holy_blessingofprotection.png" draw:style-name="gr1" draw:text-style-name="P1" svg:width="0.3331in" svg:height="0.3331in" svg:x="0in" svg:y="0in">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3331in" table:end-y="0.3331in" draw:z-index="57" draw:name="http://images2.wikia.nocookie.net/__cb20070113163828/wowwiki/images/thumb/1/1c/Spell_holy_avengersshield.png/32px-Spell_holy_avengersshield.png" draw:style-name="gr1" draw:text-style-name="P1" svg:width="0.3331in" svg:height="0.3331in" svg:x="0in" svg:y="0in">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3331in" table:end-y="0.3331in" draw:z-index="58" draw:name="http://images2.wikia.nocookie.net/__cb20080805011947/wowwiki/images/thumb/7/75/Ability_paladin_hammeroftherighteous.png/32px-Ability_paladin_hammeroftherighteous.png" draw:style-name="gr1" draw:text-style-name="P1" svg:width="0.3331in" svg:height="0.3331in" svg:x="0in" svg:y="0in">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3331in" table:end-y="0.3331in" draw:z-index="59" draw:name="http://images4.wikia.nocookie.net/__cb20060928010455/wowwiki/images/thumb/2/24/Ability_warrior_innerrage.png/32px-Ability_warrior_innerrage.png" draw:style-name="gr1" draw:text-style-name="P1" svg:width="0.3331in" svg:height="0.3331in" svg:x="0in" svg:y="0in">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3331in" table:end-y="0.3331in" draw:z-index="60" draw:name="http://images3.wikia.nocookie.net/__cb20060930062720/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3331in" table:end-y="0.3331in" draw:z-index="61" draw:name="http://images2.wikia.nocookie.net/__cb20070114130511/wowwiki/images/thumb/8/8e/Spell_holy_crusaderstrike.png/32px-Spell_holy_crusaderstrike.png" draw:style-name="gr1" draw:text-style-name="P1" svg:width="0.3331in" svg:height="0.3331in" svg:x="0in" svg:y="0in">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3331in" table:end-y="0.3331in" draw:z-index="62" draw:name="http://images3.wikia.nocookie.net/__cb20080729144016/wowwiki/images/thumb/5/5d/Ability_paladin_divinestorm.png/32px-Ability_paladin_divinestorm.png" draw:style-name="gr1" draw:text-style-name="P1" svg:width="0.3331in" svg:height="0.3331in" svg:x="0in" svg:y="0in">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3331in" table:end-y="0.3331in" draw:z-index="0" draw:name="http://images1.wikia.nocookie.net/__cb20060923182228/wowwiki/images/thumb/d/da/Spell_nature_magicimmunity.png/32px-Spell_nature_magicimmunity.png" draw:style-name="gr1" draw:text-style-name="P1" svg:width="0.3331in" svg:height="0.3331in" svg:x="0in" svg:y="0in">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3331in" table:end-y="0.3331in" draw:z-index="1" draw:name="http://images3.wikia.nocookie.net/__cb20060923181844/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3331in" table:end-y="0.3331in" draw:z-index="2" draw:name="http://images3.wikia.nocookie.net/__cb20060923184303/wowwiki/images/thumb/5/53/Spell_nature_rockbiter.png/32px-Spell_nature_rockbiter.png" draw:style-name="gr1" draw:text-style-name="P1" svg:width="0.3331in" svg:height="0.3331in" svg:x="0in" svg:y="0in">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3331in" table:end-y="0.3331in" draw:z-index="3" draw:name="http://images4.wikia.nocookie.net/__cb20070106055431/wowwiki/images/thumb/2/22/Spell_nature_earthshock.png/32px-Spell_nature_earthshock.png" draw:style-name="gr1" draw:text-style-name="P1" svg:width="0.3331in" svg:height="0.3331in" svg:x="0in" svg:y="0in">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3331in" table:end-y="0.3331in" draw:z-index="4" draw:name="http://images4.wikia.nocookie.net/__cb20060923211909/wowwiki/images/thumb/d/d8/Spell_nature_stoneskintotem.png/32px-Spell_nature_stoneskintotem.png" draw:style-name="gr1" draw:text-style-name="P1" svg:width="0.3331in" svg:height="0.3331in" svg:x="0in" svg:y="0in">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3331in" table:end-y="0.3331in" draw:z-index="5" draw:name="http://images2.wikia.nocookie.net/__cb20060923204117/wowwiki/images/thumb/7/79/Spell_nature_strengthofearthtotem02.png/32px-Spell_nature_strengthofearthtotem02.png" draw:style-name="gr1" draw:text-style-name="P1" svg:width="0.3331in" svg:height="0.3331in" svg:x="0in" svg:y="0in">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3331in" table:end-y="0.3331in" draw:z-index="6"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3331in" table:end-y="0.3331in" draw:z-index="7" draw:name="http://images2.wikia.nocookie.net/__cb20051006071232/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3331in" table:end-y="0.3331in" draw:z-index="8" draw:name="http://images2.wikia.nocookie.net/__cb20061012110659/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3331in" table:end-y="0.3331in" draw:z-index="9" draw:name="http://images1.wikia.nocookie.net/__cb20060923081837/wowwiki/images/thumb/d/df/Spell_fire_flametounge.png/32px-Spell_fire_flametounge.png" draw:style-name="gr1" draw:text-style-name="P1" svg:width="0.3331in" svg:height="0.3331in" svg:x="0in" svg:y="0in">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3331in" table:end-y="0.3331in" draw:z-index="10" draw:name="http://images3.wikia.nocookie.net/__cb20060923211237/wowwiki/images/thumb/6/69/Spell_fire_searingtotem.png/32px-Spell_fire_searingtotem.png" draw:style-name="gr1" draw:text-style-name="P1" svg:width="0.3331in" svg:height="0.3331in" svg:x="0in" svg:y="0in">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3331in" table:end-y="0.3331in" draw:z-index="11" draw:name="http://images2.wikia.nocookie.net/__cb20060923212249/wowwiki/images/thumb/b/b1/Spell_nature_earthbindtotem.png/32px-Spell_nature_earthbindtotem.png" draw:style-name="gr1" draw:text-style-name="P1" svg:width="0.3331in" svg:height="0.3331in" svg:x="0in" svg:y="0in">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3331in" table:end-y="0.3331in" draw:z-index="12" draw:name="http://images1.wikia.nocookie.net/__cb20060923183833/wowwiki/images/thumb/c/c4/Spell_nature_regenerate.png/32px-Spell_nature_regenerate.png" draw:style-name="gr1" draw:text-style-name="P1" svg:width="0.3331in" svg:height="0.3331in" svg:x="0in" svg:y="0in">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3331in" table:end-y="0.3331in" draw:z-index="13"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3331in" table:end-y="0.3331in" draw:z-index="14" draw:name="http://images2.wikia.nocookie.net/__cb20060923183510/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3331in" table:end-y="0.3331in" draw:z-index="15" draw:name="http://images3.wikia.nocookie.net/__cb20060923183049/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3331in" table:end-y="0.3331in" draw:z-index="16"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3331in" table:end-y="0.3331in" draw:z-index="17" draw:name="http://images2.wikia.nocookie.net/__cb20060923184728/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3331in" table:end-y="0.3331in" draw:z-index="18" draw:name="http://images3.wikia.nocookie.net/__cb20070106062329/wowwiki/images/thumb/d/d3/Spell_nature_tremortotem.png/32px-Spell_nature_tremortotem.png" draw:style-name="gr1" draw:text-style-name="P1" svg:width="0.3331in" svg:height="0.3331in" svg:x="0in" svg:y="0in">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3331in" table:end-y="0.3331in" draw:z-index="19" draw:name="http://images3.wikia.nocookie.net/__cb20061012111616/wowwiki/images/thumb/8/87/Spell_frost_frostshock.png/32px-Spell_frost_frostshock.png" draw:style-name="gr1" draw:text-style-name="P1" svg:width="0.3331in" svg:height="0.3331in" svg:x="0in" svg:y="0in">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3331in" table:end-y="0.3331in" draw:z-index="20" draw:name="http://images3.wikia.nocookie.net/__cb20070106003929/wowwiki/images/thumb/4/47/Spell_frost_frostbrand.png/32px-Spell_frost_frostbrand.png" draw:style-name="gr1" draw:text-style-name="P1" svg:width="0.3331in" svg:height="0.3331in" svg:x="0in" svg:y="0in">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3331in" table:end-y="0.3331in" draw:z-index="21" draw:name="http://images1.wikia.nocookie.net/__cb20060923205933/wowwiki/images/thumb/1/12/Inv_spear_04.png/32px-Inv_spear_04.png" draw:style-name="gr1" draw:text-style-name="P1" svg:width="0.3331in" svg:height="0.3331in" svg:x="0in" svg:y="0in">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3331in" table:end-y="0.3331in" draw:z-index="22" draw:name="http://images1.wikia.nocookie.net/__cb20060923181548/wowwiki/images/thumb/0/00/Spell_nature_healingwavelesser.png/32px-Spell_nature_healingwavelesser.png" draw:style-name="gr1" draw:text-style-name="P1" svg:width="0.3331in" svg:height="0.3331in" svg:x="0in" svg:y="0in">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3331in" table:end-y="0.3331in" draw:z-index="23" draw:name="http://images1.wikia.nocookie.net/__cb20070114122119/wowwiki/images/thumb/e/eb/Ability_shaman_watershield.png/32px-Ability_shaman_watershield.png" draw:style-name="gr1" draw:text-style-name="P1" svg:width="0.3331in" svg:height="0.3331in" svg:x="0in" svg:y="0in">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3331in" table:end-y="0.3331in" draw:z-index="2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3331in" table:end-y="0.3331in" draw:z-index="25" draw:name="http://images1.wikia.nocookie.net/__cb20060923083051/wowwiki/images/thumb/9/99/Spell_frostresistancetotem_01.png/32px-Spell_frostresistancetotem_01.png" draw:style-name="gr1" draw:text-style-name="P1" svg:width="0.3331in" svg:height="0.3331in" svg:x="0in" svg:y="0in">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3331in" table:end-y="0.3331in" draw:z-index="26" draw:name="http://images1.wikia.nocookie.net/__cb20070106055653/wowwiki/images/thumb/e/ea/Spell_nature_farsight.png/32px-Spell_nature_farsight.png" draw:style-name="gr1" draw:text-style-name="P1" svg:width="0.3331in" svg:height="0.3331in" svg:x="0in" svg:y="0in">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3331in" table:end-y="0.3331in" draw:z-index="27" draw:name="http://images1.wikia.nocookie.net/__cb20061223083951/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3331in" table:end-y="0.3331in" draw:z-index="28" draw:name="http://images4.wikia.nocookie.net/__cb20060930182431/wowwiki/images/thumb/8/81/Spell_nature_manaregentotem.png/32px-Spell_nature_manaregentotem.png" draw:style-name="gr1" draw:text-style-name="P1" svg:width="0.3331in" svg:height="0.3331in" svg:x="0in" svg:y="0in">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3331in" table:end-y="0.3331in" draw:z-index="29" draw:name="http://images2.wikia.nocookie.net/__cb20060923082831/wowwiki/images/thumb/3/3d/Spell_fireresistancetotem_01.png/32px-Spell_fireresistancetotem_01.png" draw:style-name="gr1" draw:text-style-name="P1" svg:width="0.3331in" svg:height="0.3331in" svg:x="0in" svg:y="0in">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3331in" table:end-y="0.3331in" draw:z-index="30" draw:name="http://images3.wikia.nocookie.net/__cb20060923181410/wowwiki/images/thumb/c/c8/Spell_nature_guardianward.png/32px-Spell_nature_guardianward.png" draw:style-name="gr1" draw:text-style-name="P1" svg:width="0.3331in" svg:height="0.3331in" svg:x="0in" svg:y="0in">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3331in" table:end-y="0.3331in" draw:z-index="31" draw:name="http://images2.wikia.nocookie.net/__cb20060923085221/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3331in" table:end-y="0.3331in" draw:z-index="32" draw:name="http://images1.wikia.nocookie.net/__cb20050208022429/wowwiki/images/thumb/4/48/Spell_nature_astralrecal.png/32px-Spell_nature_astralrecal.png" draw:style-name="gr1" draw:text-style-name="P1" svg:width="0.3331in" svg:height="0.3331in" svg:x="0in" svg:y="0in">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3331in" table:end-y="0.3331in" draw:z-index="33" draw:name="http://images2.wikia.nocookie.net/__cb20080805054359/wowwiki/images/thumb/e/ea/Spell_shaman_earthlivingweapon.png/32px-Spell_shaman_earthlivingweapon.png" draw:style-name="gr1" draw:text-style-name="P1" svg:width="0.3331in" svg:height="0.3331in" svg:x="0in" svg:y="0in">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3331in" table:end-y="0.3331in" draw:z-index="34" draw:name="http://images1.wikia.nocookie.net/__cb20070106055729/wowwiki/images/thumb/3/3f/Spell_nature_groundingtotem.png/32px-Spell_nature_groundingtotem.png" draw:style-name="gr1" draw:text-style-name="P1" svg:width="0.3331in" svg:height="0.3331in" svg:x="0in" svg:y="0in">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3331in" table:end-y="0.3331in" draw:z-index="35" draw:name="http://images1.wikia.nocookie.net/__cb20090627151205/wowwiki/images/thumb/b/b7/Spell_shaman_dropall_01.png/32px-Spell_shaman_dropall_01.png" draw:style-name="gr1" draw:text-style-name="P1" svg:width="0.3331in" svg:height="0.3331in" svg:x="0in" svg:y="0in">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3331in" table:end-y="0.3331in" draw:z-index="36" draw:name="http://images2.wikia.nocookie.net/__cb20070106060207/wowwiki/images/thumb/c/cb/Spell_nature_natureresistancetotem.png/32px-Spell_nature_natureresistancetotem.png" draw:style-name="gr1" draw:text-style-name="P1" svg:width="0.3331in" svg:height="0.3331in" svg:x="0in" svg:y="0in">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3331in" table:end-y="0.3331in" draw:z-index="37" draw:name="http://images3.wikia.nocookie.net/__cb20060923183912/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3331in" table:end-y="0.3331in" draw:z-index="38" draw:name="http://images4.wikia.nocookie.net/__cb20090627151220/wowwiki/images/thumb/e/e7/Spell_shaman_totemrecall.png/32px-Spell_shaman_totemrecall.png" draw:style-name="gr1" draw:text-style-name="P1" svg:width="0.3331in" svg:height="0.3331in" svg:x="0in" svg:y="0in">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3331in" table:end-y="0.3331in" draw:z-index="39"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3331in" table:end-y="0.3331in" draw:z-index="40" draw:name="http://images2.wikia.nocookie.net/__cb20060923175823/wowwiki/images/thumb/d/d8/Spell_nature_chainlightning.png/32px-Spell_nature_chainlightning.png" draw:style-name="gr1" draw:text-style-name="P1" svg:width="0.3331in" svg:height="0.3331in" svg:x="0in" svg:y="0in">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3331in" table:end-y="0.3331in" draw:z-index="41" draw:name="http://images1.wikia.nocookie.net/__cb20060930183506/wowwiki/images/thumb/f/f0/Spell_nature_windfury.png/32px-Spell_nature_windfury.png" draw:style-name="gr1" draw:text-style-name="P1" svg:width="0.3331in" svg:height="0.3331in" svg:x="0in" svg:y="0in">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3331in" table:end-y="0.3331in" draw:z-index="42"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3331in" table:end-y="0.3331in" draw:z-index="43" draw:name="http://images3.wikia.nocookie.net/__cb20070106055333/wowwiki/images/thumb/6/6a/Spell_nature_diseasecleansingtotem.png/32px-Spell_nature_diseasecleansingtotem.png" draw:style-name="gr1" draw:text-style-name="P1" svg:width="0.3331in" svg:height="0.3331in" svg:x="0in" svg:y="0in">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3331in" table:end-y="0.3331in" draw:z-index="44" draw:name="http://images2.wikia.nocookie.net/__cb20070106055838/wowwiki/images/thumb/a/a5/Spell_nature_healingwavegreater.png/32px-Spell_nature_healingwavegreater.png" draw:style-name="gr1" draw:text-style-name="P1" svg:width="0.3331in" svg:height="0.3331in" svg:x="0in" svg:y="0in">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3331in" table:end-y="0.3331in" draw:z-index="45" draw:name="http://images2.wikia.nocookie.net/__cb20090627151207/wowwiki/images/thumb/c/ce/Spell_shaman_dropall_02.png/32px-Spell_shaman_dropall_02.png" draw:style-name="gr1" draw:text-style-name="P1" svg:width="0.3331in" svg:height="0.3331in" svg:x="0in" svg:y="0in">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3331in" table:end-y="0.3331in" draw:z-index="46" draw:name="http://images3.wikia.nocookie.net/__cb20090627151207/wowwiki/images/thumb/e/e5/Spell_shaman_dropall_03.png/32px-Spell_shaman_dropall_03.png" draw:style-name="gr1" draw:text-style-name="P1" svg:width="0.3331in" svg:height="0.3331in" svg:x="0in" svg:y="0in">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3331in" table:end-y="0.3331in" draw:z-index="47" draw:name="http://images4.wikia.nocookie.net/__cb20060923184530/wowwiki/images/thumb/0/00/Spell_nature_slowingtotem.png/32px-Spell_nature_slowingtotem.png" draw:style-name="gr1" draw:text-style-name="P1" svg:width="0.3331in" svg:height="0.3331in" svg:x="0in" svg:y="0in">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3331in" table:end-y="0.3331in" draw:z-index="48" draw:name="http://images1.wikia.nocookie.net/__cb20070114130331/wowwiki/images/thumb/6/6c/Spell_nature_earthelemental_totem.png/32px-Spell_nature_earthelemental_totem.png" draw:style-name="gr1" draw:text-style-name="P1" svg:width="0.3331in" svg:height="0.3331in" svg:x="0in" svg:y="0in">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3331in" table:end-y="0.3331in" draw:z-index="49" draw:name="http://images3.wikia.nocookie.net/__cb20070114160526/wowwiki/images/thumb/3/38/Spell_fire_elemental_totem.png/32px-Spell_fire_elemental_totem.png" draw:style-name="gr1" draw:text-style-name="P1" svg:width="0.3331in" svg:height="0.3331in" svg:x="0in" svg:y="0in">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3331in" table:end-y="0.3331in" draw:z-index="50" draw:name="http://images4.wikia.nocookie.net/__cb20060923175719/wowwiki/images/thumb/2/2a/Spell_nature_bloodlust.png/32px-Spell_nature_bloodlust.png" draw:style-name="gr1" draw:text-style-name="P1" svg:width="0.3331in" svg:height="0.3331in" svg:x="0in" svg:y="0in">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3331in" table:end-y="0.3331in" draw:z-index="51" draw:name="http://images2.wikia.nocookie.net/__cb20080805054500/wowwiki/images/thumb/a/a2/Spell_shaman_lavaburst.png/32px-Spell_shaman_lavaburst.png" draw:style-name="gr1" draw:text-style-name="P1" svg:width="0.3331in" svg:height="0.3331in" svg:x="0in" svg:y="0in">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3331in" table:end-y="0.3331in" draw:z-index="52" draw:name="http://images3.wikia.nocookie.net/__cb20080805054435/wowwiki/images/thumb/d/d3/Spell_shaman_hex.png/32px-Spell_shaman_hex.png" draw:style-name="gr1" draw:text-style-name="P1" svg:width="0.3331in" svg:height="0.3331in" svg:x="0in" svg:y="0in">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3331in" table:end-y="0.3331in" draw:z-index="53" draw:name="http://images1.wikia.nocookie.net/__cb20060923190453/wowwiki/images/thumb/6/6c/Spell_nature_wispheal.png/32px-Spell_nature_wispheal.png" draw:style-name="gr1" draw:text-style-name="P1" svg:width="0.3331in" svg:height="0.3331in" svg:x="0in" svg:y="0in">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3331in" table:end-y="0.3331in" draw:z-index="54" draw:name="http://images1.wikia.nocookie.net/__cb20070107151819/wowwiki/images/thumb/1/10/Spell_fire_totemofwrath.png/32px-Spell_fire_totemofwrath.png" draw:style-name="gr1" draw:text-style-name="P1" svg:width="0.3331in" svg:height="0.3331in" svg:x="0in" svg:y="0in">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3331in" table:end-y="0.3331in" draw:z-index="55" draw:name="http://images1.wikia.nocookie.net/__cb20080805054541/wowwiki/images/thumb/5/5a/Spell_shaman_thunderstorm.png/32px-Spell_shaman_thunderstorm.png" draw:style-name="gr1" draw:text-style-name="P1" svg:width="0.3331in" svg:height="0.3331in" svg:x="0in" svg:y="0in">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3331in" table:end-y="0.3331in" draw:z-index="56" draw:name="http://images1.wikia.nocookie.net/__cb20060829183443/wowwiki/images/thumb/3/31/Ability_dualwield.png/32px-Ability_dualwield.png" draw:style-name="gr1" draw:text-style-name="P1" svg:width="0.3331in" svg:height="0.3331in" svg:x="0in" svg:y="0in">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3331in" table:end-y="0.3331in" draw:z-index="57" draw:name="http://images2.wikia.nocookie.net/__cb20080215150735/wowwiki/images/thumb/c/cf/Ability_shaman_stormstrike.png/32px-Ability_shaman_stormstrike.png" draw:style-name="gr1" draw:text-style-name="P1" svg:width="0.3331in" svg:height="0.3331in" svg:x="0in" svg:y="0in">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3331in" table:end-y="0.3331in" draw:z-index="58" draw:name="http://images2.wikia.nocookie.net/__cb20090228012439/wowwiki/images/thumb/d/de/Ability_shaman_lavalash.png/32px-Ability_shaman_lavalash.png" draw:style-name="gr1" draw:text-style-name="P1" svg:width="0.3331in" svg:height="0.3331in" svg:x="0in" svg:y="0in">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3331in" table:end-y="0.3331in" draw:z-index="59" draw:name="http://images3.wikia.nocookie.net/__cb20070113161458/wowwiki/images/thumb/3/3e/Spell_nature_shamanrage.png/32px-Spell_nature_shamanrage.png" draw:style-name="gr1" draw:text-style-name="P1" svg:width="0.3331in" svg:height="0.3331in" svg:x="0in" svg:y="0in">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3331in" table:end-y="0.3331in" draw:z-index="60" draw:name="http://images2.wikia.nocookie.net/__cb20080822013014/wowwiki/images/thumb/3/38/Spell_shaman_feralspirit.png/32px-Spell_shaman_feralspirit.png" draw:style-name="gr1" draw:text-style-name="P1" svg:width="0.3331in" svg:height="0.3331in" svg:x="0in" svg:y="0in">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3331in" table:end-y="0.3331in" draw:z-index="61" draw:name="http://images4.wikia.nocookie.net/__cb20060923084149/wowwiki/images/thumb/9/94/Spell_frost_frostbolt.png/32px-Spell_frost_frostbolt.png" draw:style-name="gr1" draw:text-style-name="P1" svg:width="0.3331in" svg:height="0.3331in" svg:x="0in" svg:y="0in">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3331in" table:end-y="0.3331in" draw:z-index="62" draw:name="http://images2.wikia.nocookie.net/__cb20051006070522/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3331in" table:end-y="0.3331in" draw:z-index="63" draw:name="http://images3.wikia.nocookie.net/__cb20060923212540/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3331in" table:end-y="0.3331in" draw:z-index="64" draw:name="http://images3.wikia.nocookie.net/__cb20090228012439/wowwiki/images/thumb/f/f4/Ability_shaman_cleansespirit.png/32px-Ability_shaman_cleansespirit.png" draw:style-name="gr1" draw:text-style-name="P1" svg:width="0.3331in" svg:height="0.3331in" svg:x="0in" svg:y="0in">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3331in" table:end-y="0.3331in" draw:z-index="65" draw:name="http://images2.wikia.nocookie.net/__cb20070113161444/wowwiki/images/thumb/b/b7/Spell_nature_skinofearth.png/32px-Spell_nature_skinofearth.png" draw:style-name="gr1" draw:text-style-name="P1" svg:width="0.3331in" svg:height="0.3331in" svg:x="0in" svg:y="0in">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3331in" table:end-y="0.3331in" draw:z-index="66" draw:name="http://images1.wikia.nocookie.net/__cb20090228010735/wowwiki/images/thumb/9/9e/Spell_nature_riptide.png/32px-Spell_nature_riptide.png" draw:style-name="gr1" draw:text-style-name="P1" svg:width="0.3331in" svg:height="0.3331in" svg:x="0in" svg:y="0in">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3331in" table:end-y="0.3331in" draw:z-index="0" draw:name="http://images3.wikia.nocookie.net/__cb20060923203023/wowwiki/images/thumb/0/0c/Spell_shadow_shadowbolt.png/32px-Spell_shadow_shadowbolt.png" draw:style-name="gr1" draw:text-style-name="P1" svg:width="0.3331in" svg:height="0.3331in" svg:x="0in" svg:y="0in">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3331in" table:end-y="0.3331in" draw:z-index="1"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3331in" table:end-y="0.3331in" draw:z-index="2" draw:name="http://images3.wikia.nocookie.net/__cb20060923203529/wowwiki/images/thumb/a/a7/Spell_shadow_summonimp.png/32px-Spell_shadow_summonimp.png" draw:style-name="gr1" draw:text-style-name="P1" svg:width="0.3331in" svg:height="0.3331in" svg:x="0in" svg:y="0in">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3331in" table:end-y="0.3331in" draw:z-index="3" draw:name="http://images2.wikia.nocookie.net/__cb20060928020134/wowwiki/images/thumb/0/03/Spell_fire_immolation.png/32px-Spell_fire_immolation.png" draw:style-name="gr1" draw:text-style-name="P1" svg:width="0.3331in" svg:height="0.3331in" svg:x="0in" svg:y="0in">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3331in" table:end-y="0.3331in" draw:z-index="4" draw:name="http://images2.wikia.nocookie.net/__cb20060930184226/wowwiki/images/thumb/1/13/Spell_shadow_abominationexplosion.png/32px-Spell_shadow_abominationexplosion.png" draw:style-name="gr1" draw:text-style-name="P1" svg:width="0.3331in" svg:height="0.3331in" svg:x="0in" svg:y="0in">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3331in" table:end-y="0.3331in" draw:z-index="5" draw:name="http://images1.wikia.nocookie.net/__cb20060923201241/wowwiki/images/thumb/c/c0/Spell_shadow_curseofmannoroth.png/32px-Spell_shadow_curseofmannoroth.png" draw:style-name="gr1" draw:text-style-name="P1" svg:width="0.3331in" svg:height="0.3331in" svg:x="0in" svg:y="0in">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3331in" table:end-y="0.3331in" draw:z-index="6" draw:name="http://images3.wikia.nocookie.net/__cb20060923200501/wowwiki/images/thumb/d/db/Spell_shadow_burningspirit.png/32px-Spell_shadow_burningspirit.png" draw:style-name="gr1" draw:text-style-name="P1" svg:width="0.3331in" svg:height="0.3331in" svg:x="0in" svg:y="0in">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3331in" table:end-y="0.3331in" draw:z-index="7" draw:name="http://images2.wikia.nocookie.net/__cb20061125015057/wowwiki/images/thumb/d/db/Spell_shadow_possession.png/32px-Spell_shadow_possession.png" draw:style-name="gr1" draw:text-style-name="P1" svg:width="0.3331in" svg:height="0.3331in" svg:x="0in" svg:y="0in">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3331in" table:end-y="0.3331in" draw:z-index="8" draw:name="http://images3.wikia.nocookie.net/__cb20060923201246/wowwiki/images/thumb/1/13/Spell_shadow_curseofsargeras.png/32px-Spell_shadow_curseofsargeras.png" draw:style-name="gr1" draw:text-style-name="P1" svg:width="0.3331in" svg:height="0.3331in" svg:x="0in" svg:y="0in">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3331in" table:end-y="0.3331in" draw:z-index="9" draw:name="http://images2.wikia.nocookie.net/__cb20060923023515/wowwiki/images/thumb/9/9f/Inv_stone_04.png/32px-Inv_stone_04.png" draw:style-name="gr1" draw:text-style-name="P1" svg:width="0.3331in" svg:height="0.3331in" svg:x="0in" svg:y="0in">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3331in" table:end-y="0.3331in" draw:z-index="10" draw:name="http://images1.wikia.nocookie.net/__cb20060923202013/wowwiki/images/thumb/8/84/Spell_shadow_haunting.png/32px-Spell_shadow_haunting.png" draw:style-name="gr1" draw:text-style-name="P1" svg:width="0.3331in" svg:height="0.3331in" svg:x="0in" svg:y="0in">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3331in" table:end-y="0.3331in" draw:z-index="11" draw:name="http://images1.wikia.nocookie.net/__cb20060923203548/wowwiki/images/thumb/5/55/Spell_shadow_summonvoidwalker.png/32px-Spell_shadow_summonvoidwalker.png" draw:style-name="gr1" draw:text-style-name="P1" svg:width="0.3331in" svg:height="0.3331in" svg:x="0in" svg:y="0in">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3331in" table:end-y="0.3331in" draw:z-index="12" draw:name="http://images1.wikia.nocookie.net/__cb20060930191848/wowwiki/images/thumb/f/f5/Spell_shadow_lifedrain.png/32px-Spell_shadow_lifedrain.png" draw:style-name="gr1" draw:text-style-name="P1" svg:width="0.3331in" svg:height="0.3331in" svg:x="0in" svg:y="0in">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3331in" table:end-y="0.3331in" draw:z-index="13" draw:name="http://images3.wikia.nocookie.net/__cb20060923202121/wowwiki/images/thumb/4/4b/Spell_shadow_lifedrain02.png/32px-Spell_shadow_lifedrain02.png" draw:style-name="gr1" draw:text-style-name="P1" svg:width="0.3331in" svg:height="0.3331in" svg:x="0in" svg:y="0in">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3331in" table:end-y="0.3331in" draw:z-index="1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3331in" table:end-y="0.3331in" draw:z-index="15" draw:name="http://images2.wikia.nocookie.net/__cb20060923203400/wowwiki/images/thumb/3/38/Spell_shadow_soulgem.png/32px-Spell_shadow_soulgem.png" draw:style-name="gr1" draw:text-style-name="P1" svg:width="0.3331in" svg:height="0.3331in" svg:x="0in" svg:y="0in">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3331in" table:end-y="0.3331in" draw:z-index="16" draw:name="http://images4.wikia.nocookie.net/__cb20061230202534/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3331in" table:end-y="0.3331in" draw:z-index="17"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3331in" table:end-y="0.3331in" draw:z-index="18" draw:name="http://images4.wikia.nocookie.net/__cb20060930193530/wowwiki/images/thumb/f/fc/Spell_shadow_rainoffire.png/32px-Spell_shadow_rainoffire.png" draw:style-name="gr1" draw:text-style-name="P1" svg:width="0.3331in" svg:height="0.3331in" svg:x="0in" svg:y="0in">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3331in" table:end-y="0.3331in" draw:z-index="19" draw:name="http://images4.wikia.nocookie.net/__cb20060923203705/wowwiki/images/thumb/f/f4/Spell_shadow_twilight.png/32px-Spell_shadow_twilight.png" draw:style-name="gr1" draw:text-style-name="P1" svg:width="0.3331in" svg:height="0.3331in" svg:x="0in" svg:y="0in">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3331in" table:end-y="0.3331in" draw:z-index="20" draw:name="http://images2.wikia.nocookie.net/__cb20060923203542/wowwiki/images/thumb/e/e6/Spell_shadow_summonsuccubus.png/32px-Spell_shadow_summonsuccubus.png" draw:style-name="gr1" draw:text-style-name="P1" svg:width="0.3331in" svg:height="0.3331in" svg:x="0in" svg:y="0in">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3331in" table:end-y="0.3331in" draw:z-index="21"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3331in" table:end-y="0.3331in" draw:z-index="22" draw:name="http://images1.wikia.nocookie.net/__cb20060923201752/wowwiki/images/thumb/7/77/Spell_shadow_evileye.png/32px-Spell_shadow_evileye.png" draw:style-name="gr1" draw:text-style-name="P1" svg:width="0.3331in" svg:height="0.3331in" svg:x="0in" svg:y="0in">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3331in" table:end-y="0.3331in" draw:z-index="23" draw:name="http://images2.wikia.nocookie.net/__cb20060923203310/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3331in" table:end-y="0.3331in" draw:z-index="24" draw:name="http://images3.wikia.nocookie.net/__cb20060923202219/wowwiki/images/thumb/d/dd/Spell_shadow_metamorphosis.png/32px-Spell_shadow_metamorphosis.png" draw:style-name="gr1" draw:text-style-name="P1" svg:width="0.3331in" svg:height="0.3331in" svg:x="0in" svg:y="0in">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3331in" table:end-y="0.3331in" draw:z-index="25" draw:name="http://images4.wikia.nocookie.net/__cb20070106062948/wowwiki/images/thumb/d/d0/Spell_shadow_curseoftounges.png/32px-Spell_shadow_curseoftounges.png" draw:style-name="gr1" draw:text-style-name="P1" svg:width="0.3331in" svg:height="0.3331in" svg:x="0in" svg:y="0in">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3331in" table:end-y="0.3331in" draw:z-index="26" draw:name="http://images3.wikia.nocookie.net/__cb20060930191415/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3331in" table:end-y="0.3331in" draw:z-index="27" draw:name="http://images2.wikia.nocookie.net/__cb20060930190414/wowwiki/images/thumb/9/91/Spell_shadow_cripple.png/32px-Spell_shadow_cripple.png" draw:style-name="gr1" draw:text-style-name="P1" svg:width="0.3331in" svg:height="0.3331in" svg:x="0in" svg:y="0in">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3331in" table:end-y="0.3331in" draw:z-index="28" draw:name="http://images3.wikia.nocookie.net/__cb20061023003311/wowwiki/images/thumb/4/41/Inv_misc_gem_bloodstone_02.png/32px-Inv_misc_gem_bloodstone_02.png" draw:style-name="gr1" draw:text-style-name="P1" svg:width="0.3331in" svg:height="0.3331in" svg:x="0in" svg:y="0in">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3331in" table:end-y="0.3331in" draw:z-index="29" draw:name="http://images3.wikia.nocookie.net/__cb20060923201732/wowwiki/images/thumb/8/8d/Spell_shadow_enslavedemon.png/32px-Spell_shadow_enslavedemon.png" draw:style-name="gr1" draw:text-style-name="P1" svg:width="0.3331in" svg:height="0.3331in" svg:x="0in" svg:y="0in">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3331in" table:end-y="0.3331in" draw:z-index="30" draw:name="http://images4.wikia.nocookie.net/__cb20060923082326/wowwiki/images/thumb/c/cf/Spell_fire_incinerate.png/32px-Spell_fire_incinerate.png" draw:style-name="gr1" draw:text-style-name="P1" svg:width="0.3331in" svg:height="0.3331in" svg:x="0in" svg:y="0in">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3331in" table:end-y="0.3331in" draw:z-index="31" draw:name="http://images2.wikia.nocookie.net/__cb20060930200008/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3331in" table:end-y="0.3331in" draw:z-index="32" draw:name="http://images3.wikia.nocookie.net/__cb20060923200626/wowwiki/images/thumb/b/be/Spell_shadow_chilltouch.png/32px-Spell_shadow_chilltouch.png" draw:style-name="gr1" draw:text-style-name="P1" svg:width="0.3331in" svg:height="0.3331in" svg:x="0in" svg:y="0in">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3331in" table:end-y="0.3331in" draw:z-index="33" draw:name="http://images2.wikia.nocookie.net/__cb20060930184648/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3331in" table:end-y="0.3331in" draw:z-index="34" draw:name="http://images2.wikia.nocookie.net/__cb20060919214815/wowwiki/images/thumb/7/74/Inv_misc_gem_sapphire_01.png/32px-Inv_misc_gem_sapphire_01.png" draw:style-name="gr1" draw:text-style-name="P1" svg:width="0.3331in" svg:height="0.3331in" svg:x="0in" svg:y="0in">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3331in" table:end-y="0.3331in" draw:z-index="35" draw:name="http://images3.wikia.nocookie.net/__cb20060923201600/wowwiki/images/thumb/2/22/Spell_shadow_deathscream.png/32px-Spell_shadow_deathscream.png" draw:style-name="gr1" draw:text-style-name="P1" svg:width="0.3331in" svg:height="0.3331in" svg:x="0in" svg:y="0in">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3331in" table:end-y="0.3331in" draw:z-index="36" draw:name="http://images4.wikia.nocookie.net/__cb20060829221820/wowwiki/images/thumb/d/db/Ability_mount_dreadsteed.png/32px-Ability_mount_dreadsteed.png" draw:style-name="gr1" draw:text-style-name="P1" svg:width="0.3331in" svg:height="0.3331in" svg:x="0in" svg:y="0in">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3331in" table:end-y="0.3331in" draw:z-index="37" draw:name="http://images3.wikia.nocookie.net/__cb20060923201506/wowwiki/images/thumb/e/ef/Spell_shadow_deathcoil.png/32px-Spell_shadow_deathcoil.png" draw:style-name="gr1" draw:text-style-name="P1" svg:width="0.3331in" svg:height="0.3331in" svg:x="0in" svg:y="0in">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3331in" table:end-y="0.3331in" draw:z-index="38" draw:name="http://images2.wikia.nocookie.net/__cb20061230202356/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3331in" table:end-y="0.3331in" draw:z-index="39" draw:name="http://images3.wikia.nocookie.net/__cb20060923200407/wowwiki/images/thumb/1/1b/Spell_shadow_auraofdarkness.png/32px-Spell_shadow_auraofdarkness.png" draw:style-name="gr1" draw:text-style-name="P1" svg:width="0.3331in" svg:height="0.3331in" svg:x="0in" svg:y="0in">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3331in" table:end-y="0.3331in" draw:z-index="40" draw:name="http://images4.wikia.nocookie.net/__cb20060930184440/wowwiki/images/thumb/f/f2/Spell_shadow_antimagicshell.png/32px-Spell_shadow_antimagicshell.png" draw:style-name="gr1" draw:text-style-name="P1" svg:width="0.3331in" svg:height="0.3331in" svg:x="0in" svg:y="0in">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3331in" table:end-y="0.3331in" draw:z-index="41" draw:name="http://images2.wikia.nocookie.net/__cb20070114130119/wowwiki/images/thumb/0/02/Spell_shadow_felarmour.png/32px-Spell_shadow_felarmour.png" draw:style-name="gr1" draw:text-style-name="P1" svg:width="0.3331in" svg:height="0.3331in" svg:x="0in" svg:y="0in">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3331in" table:end-y="0.3331in" draw:z-index="42" draw:name="http://images1.wikia.nocookie.net/__cb20070113170703/wowwiki/images/thumb/e/e9/Spell_fire_burnout.png/32px-Spell_fire_burnout.png" draw:style-name="gr1" draw:text-style-name="P1" svg:width="0.3331in" svg:height="0.3331in" svg:x="0in" svg:y="0in">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3331in" table:end-y="0.3331in" draw:z-index="43" draw:name="http://images1.wikia.nocookie.net/__cb20070113175738/wowwiki/images/thumb/f/f9/Spell_arcane_arcane01.png/32px-Spell_arcane_arcane01.png" draw:style-name="gr1" draw:text-style-name="P1" svg:width="0.3331in" svg:height="0.3331in" svg:x="0in" svg:y="0in">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3331in" table:end-y="0.3331in" draw:z-index="44" draw:name="http://images2.wikia.nocookie.net/__cb20070113160723/wowwiki/images/thumb/1/13/Spell_shadow_shadesofdarkness.png/32px-Spell_shadow_shadesofdarkness.png" draw:style-name="gr1" draw:text-style-name="P1" svg:width="0.3331in" svg:height="0.3331in" svg:x="0in" svg:y="0in">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3331in" table:end-y="0.3331in" draw:z-index="45" draw:name="http://images2.wikia.nocookie.net/__cb20070113160736/wowwiki/images/thumb/d/d7/Spell_shadow_seedofdestruction.png/32px-Spell_shadow_seedofdestruction.png" draw:style-name="gr1" draw:text-style-name="P1" svg:width="0.3331in" svg:height="0.3331in" svg:x="0in" svg:y="0in">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3331in" table:end-y="0.3331in" draw:z-index="46" draw:name="http://images3.wikia.nocookie.net/__cb20080911133812/wowwiki/images/thumb/4/49/Ability_warlock_shadowflame.png/32px-Ability_warlock_shadowflame.png" draw:style-name="gr1" draw:text-style-name="P1" svg:width="0.3331in" svg:height="0.3331in" svg:x="0in" svg:y="0in">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3331in" table:end-y="0.3331in" draw:z-index="47" draw:name="http://images1.wikia.nocookie.net/__cb20080906130713/wowwiki/images/thumb/6/6f/Spell_shadow_demoniccirclesummon.png/32px-Spell_shadow_demoniccirclesummon.png" draw:style-name="gr1" draw:text-style-name="P1" svg:width="0.3331in" svg:height="0.3331in" svg:x="0in" svg:y="0in">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3331in" table:end-y="0.3331in" draw:z-index="48" draw:name="http://images2.wikia.nocookie.net/__cb20090130224603/wowwiki/images/thumb/e/ea/Spell_shadow_demoniccircleteleport.png/32px-Spell_shadow_demoniccircleteleport.png" draw:style-name="gr1" draw:text-style-name="P1" svg:width="0.3331in" svg:height="0.3331in" svg:x="0in" svg:y="0in">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3331in" table:end-y="0.3331in" draw:z-index="49"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3331in" table:end-y="0.3331in" draw:z-index="50" draw:name="http://images3.wikia.nocookie.net/__cb20060923201346/wowwiki/images/thumb/f/f5/Spell_shadow_darkritual.png/32px-Spell_shadow_darkritual.png" draw:style-name="gr1" draw:text-style-name="P1" svg:width="0.3331in" svg:height="0.3331in" svg:x="0in" svg:y="0in">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3331in" table:end-y="0.3331in" draw:z-index="51" draw:name="http://images1.wikia.nocookie.net/__cb20070113160400/wowwiki/images/thumb/1/1a/Spell_shadow_unstableaffliction_3.png/32px-Spell_shadow_unstableaffliction_3.png" draw:style-name="gr1" draw:text-style-name="P1" svg:width="0.3331in" svg:height="0.3331in" svg:x="0in" svg:y="0in">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3331in" table:end-y="0.3331in" draw:z-index="52" draw:name="http://images4.wikia.nocookie.net/__cb20080822012152/wowwiki/images/thumb/9/94/Ability_warlock_haunt.png/32px-Ability_warlock_haunt.png" draw:style-name="gr1" draw:text-style-name="P1" svg:width="0.3331in" svg:height="0.3331in" svg:x="0in" svg:y="0in">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3331in" table:end-y="0.3331in" draw:z-index="53"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3331in" table:end-y="0.3331in" draw:z-index="54" draw:name="http://images1.wikia.nocookie.net/__cb20060923201854/wowwiki/images/thumb/8/82/Spell_shadow_gathershadows.png/32px-Spell_shadow_gathershadows.png" draw:style-name="gr1" draw:text-style-name="P1" svg:width="0.3331in" svg:height="0.3331in" svg:x="0in" svg:y="0in">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3331in" table:end-y="0.3331in" draw:z-index="55" draw:name="http://images1.wikia.nocookie.net/__cb20070106063738/wowwiki/images/thumb/a/a4/Spell_shadow_summonfelguard.png/32px-Spell_shadow_summonfelguard.png" draw:style-name="gr1" draw:text-style-name="P1" svg:width="0.3331in" svg:height="0.3331in" svg:x="0in" svg:y="0in">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3331in" table:end-y="0.3331in" draw:z-index="56" draw:name="http://images1.wikia.nocookie.net/__cb20080911132834/wowwiki/images/thumb/e/e5/Spell_shadow_demonform.png/32px-Spell_shadow_demonform.png" draw:style-name="gr1" draw:text-style-name="P1" svg:width="0.3331in" svg:height="0.3331in" svg:x="0in" svg:y="0in">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3331in" table:end-y="0.3331in" draw:z-index="57" draw:name="http://images2.wikia.nocookie.net/__cb20060923202944/wowwiki/images/thumb/5/53/Spell_shadow_scourgebuild.png/32px-Spell_shadow_scourgebuild.png" draw:style-name="gr1" draw:text-style-name="P1" svg:width="0.3331in" svg:height="0.3331in" svg:x="0in" svg:y="0in">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3331in" table:end-y="0.3331in" draw:z-index="58" draw:name="http://images4.wikia.nocookie.net/__cb20061230202435/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3331in" table:end-y="0.3331in" draw:z-index="59" draw:name="http://images2.wikia.nocookie.net/__cb20070113160600/wowwiki/images/thumb/f/ff/Spell_shadow_shadowfury.png/32px-Spell_shadow_shadowfury.png" draw:style-name="gr1" draw:text-style-name="P1" svg:width="0.3331in" svg:height="0.3331in" svg:x="0in" svg:y="0in">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3331in" table:end-y="0.3331in" draw:z-index="60" draw:name="http://images2.wikia.nocookie.net/__cb20080830123443/wowwiki/images/thumb/f/fd/Ability_warlock_chaosbolt.png/32px-Ability_warlock_chaosbolt.png" draw:style-name="gr1" draw:text-style-name="P1" svg:width="0.3331in" svg:height="0.3331in" svg:x="0in" svg:y="0in">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3331in" table:end-y="0.3331in" draw:z-index="0" draw:name="http://images2.wikia.nocookie.net/__cb20080222170138/wowwiki/images/thumb/e/eb/Sinister_strike.jpg/32px-Sinister_strike.jpg" draw:style-name="gr1" draw:text-style-name="P1" svg:width="0.3331in" svg:height="0.3331in" svg:x="0in" svg:y="0in">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3331in" table:end-y="0.3331in" draw:z-index="1" draw:name="http://images4.wikia.nocookie.net/__cb20060928004205/wowwiki/images/thumb/6/65/Ability_rogue_eviscerate.png/32px-Ability_rogue_eviscerate.png" draw:style-name="gr1" draw:text-style-name="P1" svg:width="0.3331in" svg:height="0.3331in" svg:x="0in" svg:y="0in">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3331in" table:end-y="0.3331in" draw:z-index="2" draw:name="http://images3.wikia.nocookie.net/__cb20051006101655/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3331in" table:end-y="0.3331in" draw:z-index="3" draw:name="http://images3.wikia.nocookie.net/__cb20060927235147/wowwiki/images/thumb/3/36/Ability_backstab.png/32px-Ability_backstab.png" draw:style-name="gr1" draw:text-style-name="P1" svg:width="0.3331in" svg:height="0.3331in" svg:x="0in" svg:y="0in">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23"/>
          <table:table-cell table:number-columns-repeated="1018"/>
        </table:table-row>
        <table:table-row table:style-name="ro4">
          <table:table-cell table:style-name="ce21">
            <draw:frame table:end-cell-address="Rogue.A6" table:end-x="0.3331in" table:end-y="0.3331in" draw:z-index="4" draw:name="http://images4.wikia.nocookie.net/__cb20061018171856/wowwiki/images/thumb/b/b6/Inv_misc_bag_11.png/32px-Inv_misc_bag_11.png" draw:style-name="gr1" draw:text-style-name="P1" svg:width="0.3331in" svg:height="0.3331in" svg:x="0in" svg:y="0in">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3331in" table:end-y="0.3331in" draw:z-index="5" draw:name="http://images1.wikia.nocookie.net/__cb20060928000448/wowwiki/images/thumb/3/3f/Ability_gouge.png/32px-Ability_gouge.png" draw:style-name="gr1" draw:text-style-name="P1" svg:width="0.3331in" svg:height="0.3331in" svg:x="0in" svg:y="0in">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3331in" table:end-y="0.3331in" draw:z-index="6" draw:name="http://images3.wikia.nocookie.net/__cb20060930195737/wowwiki/images/thumb/9/9b/Spell_shadow_shadowward.png/32px-Spell_shadow_shadowward.png" draw:style-name="gr1" draw:text-style-name="P1" svg:width="0.3331in" svg:height="0.3331in" svg:x="0in" svg:y="0in">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3331in" table:end-y="0.3331in" draw:z-index="7" draw:name="http://images3.wikia.nocookie.net/__cb20060928005504/wowwiki/images/thumb/f/f4/Ability_rogue_sprint.png/32px-Ability_rogue_sprint.png" draw:style-name="gr1" draw:text-style-name="P1" svg:width="0.3331in" svg:height="0.3331in" svg:x="0in" svg:y="0in">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3331in" table:end-y="0.3331in" draw:z-index="8" draw:name="http://images4.wikia.nocookie.net/__cb20060928001140/wowwiki/images/thumb/a/a2/Ability_sap.png/32px-Ability_sap.png" draw:style-name="gr1" draw:text-style-name="P1" svg:width="0.3331in" svg:height="0.3331in" svg:x="0in" svg:y="0in">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3331in" table:end-y="0.3331in" draw:z-index="9" draw:name="http://images3.wikia.nocookie.net/__cb20060928005322/wowwiki/images/thumb/b/b5/Ability_rogue_slicedice.png/32px-Ability_rogue_slicedice.png" draw:style-name="gr1" draw:text-style-name="P1" svg:width="0.3331in" svg:height="0.3331in" svg:x="0in" svg:y="0in">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3331in" table:end-y="0.3331in" draw:z-index="10" draw:name="http://images1.wikia.nocookie.net/__cb20060928000659/wowwiki/images/thumb/3/3f/Ability_kick.png/32px-Ability_kick.png" draw:style-name="gr1" draw:text-style-name="P1" svg:width="0.3331in" svg:height="0.3331in" svg:x="0in" svg:y="0in">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3331in" table:end-y="0.3331in" draw:z-index="11" draw:name="http://images2.wikia.nocookie.net/__cb20060928011442/wowwiki/images/thumb/e/e6/Ability_warrior_riposte.png/32px-Ability_warrior_riposte.png" draw:style-name="gr1" draw:text-style-name="P1" svg:width="0.3331in" svg:height="0.3331in" svg:x="0in" svg:y="0in">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3331in" table:end-y="0.3331in" draw:z-index="12" draw:name="http://images2.wikia.nocookie.net/__cb20060928004619/wowwiki/images/thumb/d/d0/Ability_rogue_garrote.png/32px-Ability_rogue_garrote.png" draw:style-name="gr1" draw:text-style-name="P1" svg:width="0.3331in" svg:height="0.3331in" svg:x="0in" svg:y="0in">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3331in" table:end-y="0.3331in" draw:z-index="13" draw:name="http://images3.wikia.nocookie.net/__cb20060928004453/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3331in" table:end-y="0.3331in" draw:z-index="14" draw:name="http://images2.wikia.nocookie.net/__cb20060928003909/wowwiki/images/thumb/e/e7/Ability_rogue_ambush.png/32px-Ability_rogue_ambush.png" draw:style-name="gr1" draw:text-style-name="P1" svg:width="0.3331in" svg:height="0.3331in" svg:x="0in" svg:y="0in">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3331in" table:end-y="0.3331in" draw:z-index="15" draw:name="http://images2.wikia.nocookie.net/__cb20060928005153/wowwiki/images/thumb/b/bd/Ability_rogue_rupture.png/32px-Ability_rogue_rupture.png" draw:style-name="gr1" draw:text-style-name="P1" svg:width="0.3331in" svg:height="0.3331in" svg:x="0in" svg:y="0in">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3331in" table:end-y="0.3331in" draw:z-index="16" draw:name="http://images1.wikia.nocookie.net/__cb20080805011605/wowwiki/images/thumb/a/a2/Ability_rogue_dismantle.png/32px-Ability_rogue_dismantle.png" draw:style-name="gr1" draw:text-style-name="P1" svg:width="0.3331in" svg:height="0.3331in" svg:x="0in" svg:y="0in">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3331in" table:end-y="0.3331in" draw:z-index="17" draw:name="http://images2.wikia.nocookie.net/__cb20060829225411/wowwiki/images/thumb/6/63/Ability_spy.png/32px-Ability_spy.png" draw:style-name="gr1" draw:text-style-name="P1" svg:width="0.3331in" svg:height="0.3331in" svg:x="0in" svg:y="0in">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3331in" table:end-y="0.3331in" draw:z-index="18" draw:name="http://images4.wikia.nocookie.net/__cb20060928004052/wowwiki/images/thumb/7/7a/Ability_rogue_distract.png/32px-Ability_rogue_distract.png" draw:style-name="gr1" draw:text-style-name="P1" svg:width="0.3331in" svg:height="0.3331in" svg:x="0in" svg:y="0in">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3331in" table:end-y="0.3331in" draw:z-index="19" draw:name="http://images4.wikia.nocookie.net/__cb20060928002016/wowwiki/images/thumb/c/c7/Ability_vanish.png/32px-Ability_vanish.png" draw:style-name="gr1" draw:text-style-name="P1" svg:width="0.3331in" svg:height="0.3331in" svg:x="0in" svg:y="0in">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3331in" table:end-y="0.3331in" draw:z-index="20" draw:name="http://images2.wikia.nocookie.net/__cb20060927235530/wowwiki/images/thumb/2/2f/Ability_cheapshot.png/32px-Ability_cheapshot.png" draw:style-name="gr1" draw:text-style-name="P1" svg:width="0.3331in" svg:height="0.3331in" svg:x="0in" svg:y="0in">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3331in" table:end-y="0.3331in" draw:z-index="21"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3331in" table:end-y="0.3331in" draw:z-index="22" draw:name="http://images3.wikia.nocookie.net/__cb20060928004741/wowwiki/images/thumb/2/26/Ability_rogue_kidneyshot.png/32px-Ability_rogue_kidneyshot.png" draw:style-name="gr1" draw:text-style-name="P1" svg:width="0.3331in" svg:height="0.3331in" svg:x="0in" svg:y="0in">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3331in" table:end-y="0.3331in" draw:z-index="23" draw:name="http://images4.wikia.nocookie.net/__cb20060923202336/wowwiki/images/thumb/d/d6/Spell_shadow_mindsteal.png/32px-Spell_shadow_mindsteal.png" draw:style-name="gr1" draw:text-style-name="P1" svg:width="0.3331in" svg:height="0.3331in" svg:x="0in" svg:y="0in">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3331in" table:end-y="0.3331in" draw:z-index="24" draw:name="http://images2.wikia.nocookie.net/__cb20051015061938/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3331in" table:end-y="0.3331in" draw:z-index="25" draw:name="http://images3.wikia.nocookie.net/__cb20070113141552/wowwiki/images/thumb/0/0a/Ability_rogue_disembowel.png/32px-Ability_rogue_disembowel.png" draw:style-name="gr1" draw:text-style-name="P1" svg:width="0.3331in" svg:height="0.3331in" svg:x="0in" svg:y="0in">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3331in" table:end-y="0.3331in" draw:z-index="26" draw:name="http://images1.wikia.nocookie.net/__cb20070121012602/wowwiki/images/thumb/0/03/Inv_throwingknife_06.png/32px-Inv_throwingknife_06.png" draw:style-name="gr1" draw:text-style-name="P1" svg:width="0.3331in" svg:height="0.3331in" svg:x="0in" svg:y="0in">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3331in" table:end-y="0.3331in" draw:z-index="27" draw:name="http://images2.wikia.nocookie.net/__cb20070106063130/wowwiki/images/thumb/0/06/Spell_shadow_nethercloak.png/32px-Spell_shadow_nethercloak.png" draw:style-name="gr1" draw:text-style-name="P1" svg:width="0.3331in" svg:height="0.3331in" svg:x="0in" svg:y="0in">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3331in" table:end-y="0.3331in" draw:z-index="28" draw:name="http://images3.wikia.nocookie.net/__cb20060923070701/wowwiki/images/thumb/8/8e/Inv_throwingknife_04.png/32px-Inv_throwingknife_04.png" draw:style-name="gr1" draw:text-style-name="P1" svg:width="0.3331in" svg:height="0.3331in" svg:x="0in" svg:y="0in">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3331in" table:end-y="0.3331in" draw:z-index="29" draw:name="http://images3.wikia.nocookie.net/__cb20080918151137/wowwiki/images/thumb/0/00/Ability_rogue_tricksofthetrade.png/32px-Ability_rogue_tricksofthetrade.png" draw:style-name="gr1" draw:text-style-name="P1" svg:width="0.3331in" svg:height="0.3331in" svg:x="0in" svg:y="0in">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3331in" table:end-y="0.3331in" draw:z-index="30" draw:name="http://images2.wikia.nocookie.net/__cb20080801223301/wowwiki/images/thumb/f/fe/Ability_rogue_fanofknives.png/32px-Ability_rogue_fanofknives.png" draw:style-name="gr1" draw:text-style-name="P1" svg:width="0.3331in" svg:height="0.3331in" svg:x="0in" svg:y="0in">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3331in" table:end-y="0.3331in" draw:z-index="31" draw:name="http://images1.wikia.nocookie.net/__cb20080510210036/wowwiki/images/thumb/f/f1/Spell_ice_lament.png/32px-Spell_ice_lament.png" draw:style-name="gr1" draw:text-style-name="P1" svg:width="0.3331in" svg:height="0.3331in" svg:x="0in" svg:y="0in">
              <draw:image xlink:href="http://images1.wikia.nocookie.net/__cb20080510210036/wowwiki/images/thumb/f/f1/Spell_ice_lament.png/32px-Spell_ice_lament.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3331in" table:end-y="0.3331in" draw:z-index="32" draw:name="http://images1.wikia.nocookie.net/__cb20070107150129/wowwiki/images/thumb/f/fe/Ability_rogue_shadowstrikes.png/32px-Ability_rogue_shadowstrikes.png" draw:style-name="gr1" draw:text-style-name="P1" svg:width="0.3331in" svg:height="0.3331in" svg:x="0in" svg:y="0in">
              <draw:image xlink:href="http://images1.wikia.nocookie.net/__cb20070107150129/wowwiki/images/thumb/f/fe/Ability_rogue_shadowstrikes.png/32px-Ability_rogue_shadowstrikes.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3331in" table:end-y="0.3331in" draw:z-index="33" draw:name="http://images2.wikia.nocookie.net/__cb20080805062858/wowwiki/images/thumb/a/a7/Ability_rogue_hungerforblood.png/32px-Ability_rogue_hungerforblood.png" draw:style-name="gr1" draw:text-style-name="P1" svg:width="0.3331in" svg:height="0.3331in" svg:x="0in" svg:y="0in">
              <draw:image xlink:href="http://images2.wikia.nocookie.net/__cb20080805062858/wowwiki/images/thumb/a/a7/Ability_rogue_hungerforblood.png/32px-Ability_rogue_hungerforblood.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3331in" table:end-y="0.3331in" draw:z-index="34" draw:name="http://images4.wikia.nocookie.net/__cb20060928005925/wowwiki/images/thumb/a/a6/Ability_warrior_challange.png/32px-Ability_warrior_challange.png" draw:style-name="gr1" draw:text-style-name="P1" svg:width="0.3331in" svg:height="0.3331in" svg:x="0in" svg:y="0in">
              <draw:image xlink:href="http://images4.wikia.nocookie.net/__cb20060928005925/wowwiki/images/thumb/a/a6/Ability_warrior_challange.png/32px-Ability_warrior_challange.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3331in" table:end-y="0.3331in" draw:z-index="35" draw:name="http://images3.wikia.nocookie.net/__cb20070106073029/wowwiki/images/thumb/a/a2/Ability_warrior_punishingblow.png/32px-Ability_warrior_punishingblow.png" draw:style-name="gr1" draw:text-style-name="P1" svg:width="0.3331in" svg:height="0.3331in" svg:x="0in" svg:y="0in">
              <draw:image xlink:href="http://images3.wikia.nocookie.net/__cb20070106073029/wowwiki/images/thumb/a/a2/Ability_warrior_punishingblow.png/32px-Ability_warrior_punishingblow.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3331in" table:end-y="0.3331in" draw:z-index="36" draw:name="http://images1.wikia.nocookie.net/__cb20090801161052/wowwiki/images/thumb/d/d0/Spell_shadow_shadowworddominate.png/32px-Spell_shadow_shadowworddominate.png" draw:style-name="gr1" draw:text-style-name="P1" svg:width="0.3331in" svg:height="0.3331in" svg:x="0in" svg:y="0in">
              <draw:image xlink:href="http://images1.wikia.nocookie.net/__cb20090801161052/wowwiki/images/thumb/d/d0/Spell_shadow_shadowworddominate.png/32px-Spell_shadow_shadowworddominate.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3331in" table:end-y="0.3331in" draw:z-index="37" draw:name="http://images2.wikia.nocookie.net/__cb20080805011614/wowwiki/images/thumb/f/fd/Ability_rogue_murderspree.png/32px-Ability_rogue_murderspree.png" draw:style-name="gr1" draw:text-style-name="P1" svg:width="0.3331in" svg:height="0.3331in" svg:x="0in" svg:y="0in">
              <draw:image xlink:href="http://images2.wikia.nocookie.net/__cb20080805011614/wowwiki/images/thumb/f/fd/Ability_rogue_murderspree.png/32px-Ability_rogue_murderspree.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3331in" table:end-y="0.3331in" draw:z-index="38" draw:name="http://images2.wikia.nocookie.net/__cb20060923201106/wowwiki/images/thumb/0/08/Spell_shadow_curse.png/32px-Spell_shadow_curse.png" draw:style-name="gr1" draw:text-style-name="P1" svg:width="0.3331in" svg:height="0.3331in" svg:x="0in" svg:y="0in">
              <draw:image xlink:href="http://images2.wikia.nocookie.net/__cb20060923201106/wowwiki/images/thumb/0/08/Spell_shadow_curse.png/32px-Spell_shadow_curse.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3331in" table:end-y="0.3331in" draw:z-index="39" draw:name="http://images2.wikia.nocookie.net/__cb20060930184648/wowwiki/images/thumb/e/e2/Spell_shadow_antishadow.png/32px-Spell_shadow_antishadow.png" draw:style-name="gr1" draw:text-style-name="P1" svg:width="0.3331in" svg:height="0.3331in" svg:x="0in" svg:y="0in">
              <draw:image xlink:href="http://images2.wikia.nocookie.net/__cb20060930184648/wowwiki/images/thumb/e/e2/Spell_shadow_antishadow.png/32px-Spell_shadow_antishadow.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3331in" table:end-y="0.3331in" draw:z-index="40" draw:name="http://images1.wikia.nocookie.net/__cb20060930191848/wowwiki/images/thumb/f/f5/Spell_shadow_lifedrain.png/32px-Spell_shadow_lifedrain.png" draw:style-name="gr1" draw:text-style-name="P1" svg:width="0.3331in" svg:height="0.3331in" svg:x="0in" svg:y="0in">
              <draw:image xlink:href="http://images1.wikia.nocookie.net/__cb20060930191848/wowwiki/images/thumb/f/f5/Spell_shadow_lifedrain.png/32px-Spell_shadow_lifedrain.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3331in" table:end-y="0.3331in" draw:z-index="41" draw:name="http://images2.wikia.nocookie.net/__cb20061125015057/wowwiki/images/thumb/d/db/Spell_shadow_possession.png/32px-Spell_shadow_possession.png" draw:style-name="gr1" draw:text-style-name="P1" svg:width="0.3331in" svg:height="0.3331in" svg:x="0in" svg:y="0in">
              <draw:image xlink:href="http://images2.wikia.nocookie.net/__cb20061125015057/wowwiki/images/thumb/d/db/Spell_shadow_possession.png/32px-Spell_shadow_possession.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3331in" table:end-y="0.3331in" draw:z-index="42" draw:name="http://images3.wikia.nocookie.net/__cb20070130052849/wowwiki/images/thumb/6/67/Ability_rogue_shadowstep.png/32px-Ability_rogue_shadowstep.png" draw:style-name="gr1" draw:text-style-name="P1" svg:width="0.3331in" svg:height="0.3331in" svg:x="0in" svg:y="0in">
              <draw:image xlink:href="http://images3.wikia.nocookie.net/__cb20070130052849/wowwiki/images/thumb/6/67/Ability_rogue_shadowstep.png/32px-Ability_rogue_shadowstep.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3331in" table:end-y="0.3331in" draw:z-index="43" draw:name="http://images1.wikia.nocookie.net/__cb20080805062906/wowwiki/images/thumb/0/0c/Ability_rogue_shadowdance.png/32px-Ability_rogue_shadowdance.png" draw:style-name="gr1" draw:text-style-name="P1" svg:width="0.3331in" svg:height="0.3331in" svg:x="0in" svg:y="0in">
              <draw:image xlink:href="http://images1.wikia.nocookie.net/__cb20080805062906/wowwiki/images/thumb/0/0c/Ability_rogue_shadowdance.png/32px-Ability_rogue_shadowdance.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3">07/03/2010</text:date>, <text:time>09:02: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7-03T09:02:54.92</dc:date>
    <meta:editing-duration>PT22H31M29S</meta:editing-duration>
    <meta:editing-cycles>93</meta:editing-cycles>
    <meta:generator>OpenOffice.org/3.2$Win32 OpenOffice.org_project/320m12$Build-9483</meta:generator>
    <meta:document-statistic meta:table-count="11" meta:cell-count="2054" meta:object-count="544"/>
    <meta:user-defined meta:name="Info 1"/>
    <meta:user-defined meta:name="Info 2"/>
    <meta:user-defined meta:name="Info 3"/>
    <meta:user-defined meta:name="Info 4"/>
  </office:meta>
</office:document-meta>
</file>